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30f79ef"/>
    </style:style>
    <style:style style:name="P29" style:family="paragraph" style:parent-style-name="Text_20_body">
      <style:text-properties officeooo:rsid="00d3170b" officeooo:paragraph-rsid="03a1b093"/>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8d6809" officeooo:paragraph-rsid="018ff9c0"/>
    </style:style>
    <style:style style:name="P49" style:family="paragraph" style:parent-style-name="Text_20_body">
      <style:text-properties officeooo:rsid="019aa1bb" officeooo:paragraph-rsid="019d1d1a"/>
    </style:style>
    <style:style style:name="P50" style:family="paragraph" style:parent-style-name="Text_20_body">
      <style:text-properties officeooo:rsid="019f1fc1" officeooo:paragraph-rsid="019fc33f"/>
    </style:style>
    <style:style style:name="P51" style:family="paragraph" style:parent-style-name="Text_20_body">
      <style:text-properties officeooo:rsid="01a09faa" officeooo:paragraph-rsid="01a09faa"/>
    </style:style>
    <style:style style:name="P52" style:family="paragraph" style:parent-style-name="Text_20_body">
      <style:text-properties officeooo:rsid="01a09faa" officeooo:paragraph-rsid="01a31823"/>
    </style:style>
    <style:style style:name="P53" style:family="paragraph" style:parent-style-name="Text_20_body">
      <style:text-properties officeooo:rsid="01a09faa" officeooo:paragraph-rsid="033a9b02"/>
    </style:style>
    <style:style style:name="P54" style:family="paragraph" style:parent-style-name="Text_20_body">
      <style:text-properties officeooo:rsid="01afa239" officeooo:paragraph-rsid="01b34375"/>
    </style:style>
    <style:style style:name="P55" style:family="paragraph" style:parent-style-name="Text_20_body">
      <style:text-properties officeooo:rsid="01b355bf" officeooo:paragraph-rsid="01b355bf"/>
    </style:style>
    <style:style style:name="P56" style:family="paragraph" style:parent-style-name="Text_20_body">
      <style:text-properties officeooo:rsid="01b4a583" officeooo:paragraph-rsid="01b6e130"/>
    </style:style>
    <style:style style:name="P57" style:family="paragraph" style:parent-style-name="Text_20_body">
      <style:text-properties officeooo:paragraph-rsid="01bc3340"/>
    </style:style>
    <style:style style:name="P58" style:family="paragraph" style:parent-style-name="Text_20_body">
      <style:text-properties officeooo:rsid="01bce7c4" officeooo:paragraph-rsid="01bce7c4"/>
    </style:style>
    <style:style style:name="P59" style:family="paragraph" style:parent-style-name="Text_20_body">
      <style:text-properties officeooo:rsid="01bf4fa9" officeooo:paragraph-rsid="01bf4fa9"/>
    </style:style>
    <style:style style:name="P60" style:family="paragraph" style:parent-style-name="Text_20_body">
      <style:text-properties officeooo:paragraph-rsid="01bf7976"/>
    </style:style>
    <style:style style:name="P61" style:family="paragraph" style:parent-style-name="Text_20_body">
      <style:text-properties officeooo:rsid="018e8b75" officeooo:paragraph-rsid="018ff9c0"/>
    </style:style>
    <style:style style:name="P62" style:family="paragraph" style:parent-style-name="Text_20_body">
      <style:text-properties officeooo:rsid="01ab90e4" officeooo:paragraph-rsid="01add622"/>
    </style:style>
    <style:style style:name="P63" style:family="paragraph" style:parent-style-name="Text_20_body">
      <style:text-properties officeooo:rsid="01cc1551" officeooo:paragraph-rsid="01cc1551"/>
    </style:style>
    <style:style style:name="P64" style:family="paragraph" style:parent-style-name="Text_20_body">
      <style:text-properties officeooo:rsid="01d0dd72" officeooo:paragraph-rsid="01d0dd72"/>
    </style:style>
    <style:style style:name="P65" style:family="paragraph" style:parent-style-name="Text_20_body">
      <style:text-properties officeooo:rsid="01da7936" officeooo:paragraph-rsid="0216c2b9"/>
    </style:style>
    <style:style style:name="P66" style:family="paragraph" style:parent-style-name="Text_20_body">
      <style:text-properties officeooo:paragraph-rsid="01ecd0f2"/>
    </style:style>
    <style:style style:name="P67" style:family="paragraph" style:parent-style-name="Text_20_body">
      <style:text-properties officeooo:rsid="01f050f5" officeooo:paragraph-rsid="01f3ad42"/>
    </style:style>
    <style:style style:name="P68" style:family="paragraph" style:parent-style-name="Text_20_body">
      <style:text-properties officeooo:paragraph-rsid="01fa2dc2"/>
    </style:style>
    <style:style style:name="P69" style:family="paragraph" style:parent-style-name="Text_20_body">
      <style:text-properties officeooo:rsid="01fc24df" officeooo:paragraph-rsid="01fc24df"/>
    </style:style>
    <style:style style:name="P70" style:family="paragraph" style:parent-style-name="Text_20_body">
      <style:text-properties officeooo:rsid="01ff6eb5" officeooo:paragraph-rsid="01ff6eb5"/>
    </style:style>
    <style:style style:name="P71" style:family="paragraph" style:parent-style-name="Text_20_body">
      <style:text-properties officeooo:rsid="0209cd3c" officeooo:paragraph-rsid="0209cd3c"/>
    </style:style>
    <style:style style:name="P72" style:family="paragraph" style:parent-style-name="Text_20_body">
      <style:text-properties officeooo:rsid="020c7e64" officeooo:paragraph-rsid="020c7e64"/>
    </style:style>
    <style:style style:name="P73" style:family="paragraph" style:parent-style-name="Text_20_body">
      <style:text-properties officeooo:rsid="0212602e" officeooo:paragraph-rsid="0212602e"/>
    </style:style>
    <style:style style:name="P74" style:family="paragraph" style:parent-style-name="Text_20_body">
      <style:text-properties officeooo:rsid="02184932" officeooo:paragraph-rsid="02184932"/>
    </style:style>
    <style:style style:name="P75" style:family="paragraph" style:parent-style-name="Text_20_body">
      <style:text-properties officeooo:rsid="021cacf9" officeooo:paragraph-rsid="021e2aa1"/>
    </style:style>
    <style:style style:name="P76" style:family="paragraph" style:parent-style-name="Text_20_body">
      <style:text-properties officeooo:rsid="021c7048" officeooo:paragraph-rsid="021cacf9"/>
    </style:style>
    <style:style style:name="P77" style:family="paragraph" style:parent-style-name="Text_20_body">
      <style:text-properties officeooo:rsid="021c7048" officeooo:paragraph-rsid="023d1ad4"/>
    </style:style>
    <style:style style:name="P78" style:family="paragraph" style:parent-style-name="Text_20_body">
      <style:text-properties officeooo:rsid="021c7048" officeooo:paragraph-rsid="024bc5f1"/>
    </style:style>
    <style:style style:name="P79" style:family="paragraph" style:parent-style-name="Text_20_body">
      <style:text-properties officeooo:rsid="022ab90a" officeooo:paragraph-rsid="02367e36"/>
    </style:style>
    <style:style style:name="P80" style:family="paragraph" style:parent-style-name="Text_20_body">
      <style:text-properties officeooo:rsid="023e8a62" officeooo:paragraph-rsid="023e8a62"/>
    </style:style>
    <style:style style:name="P81" style:family="paragraph" style:parent-style-name="Text_20_body">
      <style:text-properties officeooo:rsid="02446eef" officeooo:paragraph-rsid="02446eef"/>
    </style:style>
    <style:style style:name="P82" style:family="paragraph" style:parent-style-name="Text_20_body">
      <style:text-properties officeooo:rsid="02447bd6" officeooo:paragraph-rsid="0246a8b3"/>
    </style:style>
    <style:style style:name="P83" style:family="paragraph" style:parent-style-name="Text_20_body">
      <style:text-properties officeooo:rsid="0244f1cc" officeooo:paragraph-rsid="0244f1cc"/>
    </style:style>
    <style:style style:name="P84" style:family="paragraph" style:parent-style-name="Text_20_body">
      <style:text-properties officeooo:rsid="0257c9c1" officeooo:paragraph-rsid="0257c9c1"/>
    </style:style>
    <style:style style:name="P85" style:family="paragraph" style:parent-style-name="Text_20_body">
      <style:text-properties officeooo:rsid="02270823" officeooo:paragraph-rsid="02270823"/>
    </style:style>
    <style:style style:name="P86" style:family="paragraph" style:parent-style-name="Text_20_body">
      <style:text-properties officeooo:rsid="022a2d09" officeooo:paragraph-rsid="02367e36"/>
    </style:style>
    <style:style style:name="P87" style:family="paragraph" style:parent-style-name="Text_20_body">
      <style:text-properties officeooo:rsid="022ccdd7" officeooo:paragraph-rsid="022ccdd7"/>
    </style:style>
    <style:style style:name="P88" style:family="paragraph" style:parent-style-name="Text_20_body">
      <style:text-properties officeooo:rsid="02556604" officeooo:paragraph-rsid="0251b2f5"/>
    </style:style>
    <style:style style:name="P89" style:family="paragraph" style:parent-style-name="Text_20_body">
      <style:text-properties officeooo:rsid="02599ae7" officeooo:paragraph-rsid="02599ae7"/>
    </style:style>
    <style:style style:name="P90" style:family="paragraph" style:parent-style-name="Text_20_body">
      <style:text-properties officeooo:rsid="025bda5b" officeooo:paragraph-rsid="025bda5b"/>
    </style:style>
    <style:style style:name="P91" style:family="paragraph" style:parent-style-name="Text_20_body">
      <style:text-properties officeooo:rsid="0264d1a5" officeooo:paragraph-rsid="0270670a"/>
    </style:style>
    <style:style style:name="P92" style:family="paragraph" style:parent-style-name="Text_20_body">
      <style:text-properties officeooo:rsid="0264d1a5" officeooo:paragraph-rsid="0271bc24"/>
    </style:style>
    <style:style style:name="P93" style:family="paragraph" style:parent-style-name="Text_20_body">
      <style:text-properties officeooo:rsid="026b8509" officeooo:paragraph-rsid="026b8509"/>
    </style:style>
    <style:style style:name="P94" style:family="paragraph" style:parent-style-name="Text_20_body">
      <style:text-properties officeooo:rsid="026c37a2" officeooo:paragraph-rsid="026c37a2"/>
    </style:style>
    <style:style style:name="P95" style:family="paragraph" style:parent-style-name="Text_20_body">
      <style:text-properties officeooo:rsid="0271bc24" officeooo:paragraph-rsid="0271bc24"/>
    </style:style>
    <style:style style:name="P96" style:family="paragraph" style:parent-style-name="Text_20_body">
      <style:text-properties fo:font-weight="bold" style:font-weight-asian="bold" style:font-weight-complex="bold"/>
    </style:style>
    <style:style style:name="P97" style:family="paragraph" style:parent-style-name="Text_20_body">
      <style:text-properties fo:font-weight="bold" officeooo:rsid="0271bc24" officeooo:paragraph-rsid="0271bc24" style:font-weight-asian="bold" style:font-weight-complex="bold"/>
    </style:style>
    <style:style style:name="P98" style:family="paragraph" style:parent-style-name="Text_20_body">
      <style:text-properties fo:font-weight="bold" officeooo:rsid="02745ff3" officeooo:paragraph-rsid="02745ff3" style:font-weight-asian="bold" style:font-weight-complex="bold"/>
    </style:style>
    <style:style style:name="P99" style:family="paragraph" style:parent-style-name="Text_20_body">
      <style:text-properties fo:font-weight="bold" officeooo:rsid="0274f980" officeooo:paragraph-rsid="0274f980" style:font-weight-asian="bold" style:font-weight-complex="bold"/>
    </style:style>
    <style:style style:name="P100" style:family="paragraph" style:parent-style-name="Text_20_body">
      <style:text-properties fo:font-weight="bold" officeooo:rsid="02b36d4a" officeooo:paragraph-rsid="02b36d4a" style:font-weight-asian="bold" style:font-weight-complex="bold"/>
    </style:style>
    <style:style style:name="P101" style:family="paragraph" style:parent-style-name="Text_20_body">
      <style:text-properties fo:font-weight="bold" officeooo:rsid="02b36d4a" officeooo:paragraph-rsid="02bcfc18" style:font-weight-asian="bold" style:font-weight-complex="bold"/>
    </style:style>
    <style:style style:name="P102" style:family="paragraph" style:parent-style-name="Text_20_body">
      <style:text-properties officeooo:rsid="0273cbb2" officeooo:paragraph-rsid="0273cbb2"/>
    </style:style>
    <style:style style:name="P103" style:family="paragraph" style:parent-style-name="Text_20_body">
      <style:text-properties officeooo:rsid="02745ff3" officeooo:paragraph-rsid="02745ff3"/>
    </style:style>
    <style:style style:name="P104" style:family="paragraph" style:parent-style-name="Text_20_body">
      <style:text-properties officeooo:rsid="0274f980" officeooo:paragraph-rsid="0274f980"/>
    </style:style>
    <style:style style:name="P105" style:family="paragraph" style:parent-style-name="Text_20_body">
      <style:text-properties officeooo:rsid="028ecde4" officeooo:paragraph-rsid="028ecde4"/>
    </style:style>
    <style:style style:name="P106" style:family="paragraph" style:parent-style-name="Text_20_body">
      <style:text-properties officeooo:rsid="0295e091" officeooo:paragraph-rsid="029c9a6f"/>
    </style:style>
    <style:style style:name="P107" style:family="paragraph" style:parent-style-name="Text_20_body">
      <style:text-properties officeooo:rsid="029ff90b" officeooo:paragraph-rsid="02a155fe"/>
    </style:style>
    <style:style style:name="P108" style:family="paragraph" style:parent-style-name="Text_20_body">
      <style:text-properties officeooo:rsid="02a47e61" officeooo:paragraph-rsid="02a47e61"/>
    </style:style>
    <style:style style:name="P109" style:family="paragraph" style:parent-style-name="Text_20_body">
      <style:text-properties officeooo:rsid="02af04e3" officeooo:paragraph-rsid="02af04e3"/>
    </style:style>
    <style:style style:name="P110" style:family="paragraph" style:parent-style-name="Text_20_body">
      <style:text-properties officeooo:rsid="02b06b6c" officeooo:paragraph-rsid="02b06b6c"/>
    </style:style>
    <style:style style:name="P111" style:family="paragraph" style:parent-style-name="Text_20_body">
      <style:text-properties officeooo:rsid="02b36d4a" officeooo:paragraph-rsid="02b36d4a"/>
    </style:style>
    <style:style style:name="P112" style:family="paragraph" style:parent-style-name="Text_20_body">
      <style:text-properties officeooo:rsid="02b52ca4" officeooo:paragraph-rsid="02b52ca4"/>
    </style:style>
    <style:style style:name="P113" style:family="paragraph" style:parent-style-name="Text_20_body">
      <style:text-properties officeooo:rsid="02bcfc18" officeooo:paragraph-rsid="02bd88df"/>
    </style:style>
    <style:style style:name="P114" style:family="paragraph" style:parent-style-name="Text_20_body">
      <style:text-properties officeooo:rsid="02c0e4f6" officeooo:paragraph-rsid="02c0e4f6"/>
    </style:style>
    <style:style style:name="P115" style:family="paragraph" style:parent-style-name="Text_20_body">
      <style:text-properties officeooo:rsid="02c6a43f" officeooo:paragraph-rsid="02cbbac3"/>
    </style:style>
    <style:style style:name="P116" style:family="paragraph" style:parent-style-name="Text_20_body">
      <style:text-properties officeooo:rsid="02c6a43f" officeooo:paragraph-rsid="02cc82f4"/>
    </style:style>
    <style:style style:name="P117" style:family="paragraph" style:parent-style-name="Text_20_body">
      <style:text-properties officeooo:rsid="02cddb5e" officeooo:paragraph-rsid="02d025d0"/>
    </style:style>
    <style:style style:name="P118" style:family="paragraph" style:parent-style-name="Text_20_body">
      <style:text-properties officeooo:rsid="02de2352" officeooo:paragraph-rsid="02de2352"/>
    </style:style>
    <style:style style:name="P119" style:family="paragraph" style:parent-style-name="Text_20_body">
      <style:text-properties officeooo:rsid="02e03d5b" officeooo:paragraph-rsid="02e03d5b"/>
    </style:style>
    <style:style style:name="P120" style:family="paragraph" style:parent-style-name="Text_20_body">
      <style:text-properties officeooo:rsid="02e2fc83" officeooo:paragraph-rsid="02e2fc83"/>
    </style:style>
    <style:style style:name="P121" style:family="paragraph" style:parent-style-name="Text_20_body">
      <style:text-properties officeooo:rsid="02e9d51e" officeooo:paragraph-rsid="02e9d51e"/>
    </style:style>
    <style:style style:name="P122" style:family="paragraph" style:parent-style-name="Text_20_body">
      <style:text-properties officeooo:rsid="00d7c47a" officeooo:paragraph-rsid="030ef8b2"/>
    </style:style>
    <style:style style:name="P123" style:family="paragraph" style:parent-style-name="Text_20_body">
      <style:text-properties officeooo:rsid="0114d35a" officeooo:paragraph-rsid="03144a2c"/>
    </style:style>
    <style:style style:name="P124" style:family="paragraph" style:parent-style-name="Text_20_body">
      <style:text-properties officeooo:rsid="00d3e467" officeooo:paragraph-rsid="031519a2"/>
    </style:style>
    <style:style style:name="P125" style:family="paragraph" style:parent-style-name="Text_20_body">
      <style:text-properties officeooo:rsid="011a280d" officeooo:paragraph-rsid="0315915c"/>
    </style:style>
    <style:style style:name="P126" style:family="paragraph" style:parent-style-name="Text_20_body">
      <style:text-properties officeooo:rsid="017a3679" officeooo:paragraph-rsid="017a5804"/>
    </style:style>
    <style:style style:name="P127" style:family="paragraph" style:parent-style-name="Text_20_body">
      <style:text-properties officeooo:rsid="032702c1" officeooo:paragraph-rsid="032702c1"/>
    </style:style>
    <style:style style:name="P128" style:family="paragraph" style:parent-style-name="Text_20_body">
      <style:text-properties officeooo:rsid="03295d4f" officeooo:paragraph-rsid="03295d4f"/>
    </style:style>
    <style:style style:name="P129" style:family="paragraph" style:parent-style-name="Text_20_body">
      <style:text-properties officeooo:rsid="032a1b8a" officeooo:paragraph-rsid="032a1b8a"/>
    </style:style>
    <style:style style:name="P130" style:family="paragraph" style:parent-style-name="Text_20_body">
      <style:text-properties officeooo:rsid="032b0790" officeooo:paragraph-rsid="032b0790"/>
    </style:style>
    <style:style style:name="P131" style:family="paragraph" style:parent-style-name="Text_20_body">
      <style:text-properties officeooo:rsid="0180d2d9" officeooo:paragraph-rsid="0333337c"/>
    </style:style>
    <style:style style:name="P132" style:family="paragraph" style:parent-style-name="Text_20_body">
      <style:text-properties officeooo:rsid="0181e649" officeooo:paragraph-rsid="0334ad2f"/>
    </style:style>
    <style:style style:name="P133" style:family="paragraph" style:parent-style-name="Text_20_body">
      <style:text-properties officeooo:rsid="017300b2" officeooo:paragraph-rsid="0335444f"/>
    </style:style>
    <style:style style:name="P134" style:family="paragraph" style:parent-style-name="Text_20_body">
      <style:text-properties officeooo:rsid="0335444f" officeooo:paragraph-rsid="0335444f"/>
    </style:style>
    <style:style style:name="P135" style:family="paragraph" style:parent-style-name="Text_20_body">
      <style:text-properties officeooo:rsid="01c08dff" officeooo:paragraph-rsid="01bf7976"/>
    </style:style>
    <style:style style:name="P136" style:family="paragraph" style:parent-style-name="Text_20_body">
      <style:text-properties officeooo:rsid="03445ac9" officeooo:paragraph-rsid="03445ac9"/>
    </style:style>
    <style:style style:name="P137" style:family="paragraph" style:parent-style-name="Text_20_body">
      <style:text-properties officeooo:rsid="0367ade2" officeooo:paragraph-rsid="0369d840"/>
    </style:style>
    <style:style style:name="P138" style:family="paragraph" style:parent-style-name="Text_20_body">
      <style:text-properties officeooo:rsid="036fb713" officeooo:paragraph-rsid="036fb713"/>
    </style:style>
    <style:style style:name="P139" style:family="paragraph" style:parent-style-name="Text_20_body">
      <style:text-properties officeooo:rsid="0375ff68" officeooo:paragraph-rsid="0375ff68"/>
    </style:style>
    <style:style style:name="P140" style:family="paragraph" style:parent-style-name="Text_20_body">
      <style:text-properties officeooo:rsid="03612192"/>
    </style:style>
    <style:style style:name="P141" style:family="paragraph" style:parent-style-name="Text_20_body">
      <style:text-properties officeooo:rsid="0108bedb" officeooo:paragraph-rsid="030f79ef"/>
    </style:style>
    <style:style style:name="P142" style:family="paragraph" style:parent-style-name="Text_20_body">
      <style:text-properties officeooo:rsid="010d73d9" officeooo:paragraph-rsid="0312aae4"/>
    </style:style>
    <style:style style:name="P143" style:family="paragraph" style:parent-style-name="Text_20_body">
      <style:text-properties officeooo:rsid="01102c5a" officeooo:paragraph-rsid="03144a2c"/>
    </style:style>
    <style:style style:name="P144" style:family="paragraph" style:parent-style-name="Text_20_body">
      <style:text-properties officeooo:rsid="0317dc3b" officeooo:paragraph-rsid="017a034c"/>
    </style:style>
    <style:style style:name="P145" style:family="paragraph" style:parent-style-name="Text_20_body">
      <style:text-properties fo:font-variant="normal" fo:text-transform="none" fo:color="#000000" fo:letter-spacing="normal" fo:font-style="normal" fo:font-weight="normal" officeooo:rsid="029c9a6f" officeooo:paragraph-rsid="029c9a6f"/>
    </style:style>
    <style:style style:name="P146" style:family="paragraph" style:parent-style-name="Text_20_body">
      <style:text-properties fo:font-variant="normal" fo:text-transform="none" fo:color="#000000" fo:letter-spacing="normal" fo:font-style="normal" fo:font-weight="normal" officeooo:rsid="02ad13c7" officeooo:paragraph-rsid="02ad13c7"/>
    </style:style>
    <style:style style:name="P147" style:family="paragraph" style:parent-style-name="Text_20_body">
      <style:text-properties fo:font-variant="normal" fo:text-transform="none" fo:color="#000000" fo:letter-spacing="normal" fo:font-style="normal" fo:font-weight="normal" officeooo:rsid="02bee455" officeooo:paragraph-rsid="02bee455"/>
    </style:style>
    <style:style style:name="P148" style:family="paragraph" style:parent-style-name="Text_20_body">
      <style:text-properties fo:font-variant="normal" fo:text-transform="none" fo:color="#000000" fo:letter-spacing="normal" fo:font-style="normal" fo:font-weight="normal" officeooo:rsid="036fb713" officeooo:paragraph-rsid="036fb713"/>
    </style:style>
    <style:style style:name="P149" style:family="paragraph" style:parent-style-name="Text_20_body">
      <style:text-properties officeooo:rsid="031f0c98" officeooo:paragraph-rsid="031f0c98"/>
    </style:style>
    <style:style style:name="P150" style:family="paragraph" style:parent-style-name="Text_20_body">
      <style:text-properties officeooo:rsid="032bcc63" officeooo:paragraph-rsid="0385832c"/>
    </style:style>
    <style:style style:name="P151" style:family="paragraph" style:parent-style-name="Text_20_body">
      <style:text-properties officeooo:rsid="037ec475" officeooo:paragraph-rsid="037ec475"/>
    </style:style>
    <style:style style:name="P152" style:family="paragraph" style:parent-style-name="Text_20_body">
      <style:text-properties officeooo:rsid="0386b060" officeooo:paragraph-rsid="0386b060"/>
    </style:style>
    <style:style style:name="P153" style:family="paragraph" style:parent-style-name="Text_20_body">
      <style:text-properties officeooo:rsid="0220050d" officeooo:paragraph-rsid="039f1638"/>
    </style:style>
    <style:style style:name="P154" style:family="paragraph" style:parent-style-name="Text_20_body">
      <style:text-properties officeooo:rsid="03a1ce4a" officeooo:paragraph-rsid="03a1ce4a"/>
    </style:style>
    <style:style style:name="P155" style:family="paragraph" style:parent-style-name="Text_20_body">
      <style:text-properties officeooo:rsid="03a3d596" officeooo:paragraph-rsid="03adf911"/>
    </style:style>
    <style:style style:name="P156" style:family="paragraph" style:parent-style-name="Text_20_body">
      <style:text-properties officeooo:rsid="03a6981a" officeooo:paragraph-rsid="03a6981a"/>
    </style:style>
    <style:style style:name="P157"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8"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9"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60"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63"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4"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5"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6"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8"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9"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70"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71"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72" style:family="paragraph" style:parent-style-name="Text_20_body">
      <style:paragraph-properties fo:margin-left="0.4925in" fo:margin-right="0in" fo:margin-top="0in" fo:margin-bottom="0in" loext:contextual-spacing="false" fo:text-indent="0in" style:auto-text-indent="false"/>
      <style:text-properties officeooo:rsid="039f1638" officeooo:paragraph-rsid="039f1638"/>
    </style:style>
    <style:style style:name="P173"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74"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5"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6" style:family="paragraph" style:parent-style-name="Text_20_body">
      <style:paragraph-properties fo:margin-left="0in" fo:margin-right="0in" fo:text-indent="0in" style:auto-text-indent="false"/>
      <style:text-properties officeooo:rsid="02b98309" officeooo:paragraph-rsid="02b98309"/>
    </style:style>
    <style:style style:name="P177"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8" style:family="paragraph" style:parent-style-name="Text_20_body">
      <style:paragraph-properties fo:margin-left="0in" fo:margin-right="0in" fo:text-indent="0in" style:auto-text-indent="false"/>
      <style:text-properties officeooo:rsid="039f74a8" officeooo:paragraph-rsid="039f74a8"/>
    </style:style>
    <style:style style:name="P179"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80" style:family="paragraph" style:parent-style-name="Contents_20_2">
      <style:paragraph-properties>
        <style:tab-stops>
          <style:tab-stop style:position="6.4965in" style:type="right" style:leader-style="dotted" style:leader-text="."/>
        </style:tab-stops>
      </style:paragraph-properties>
    </style:style>
    <style:style style:name="P181" style:family="paragraph" style:parent-style-name="Contents_20_1">
      <style:paragraph-properties>
        <style:tab-stops>
          <style:tab-stop style:position="6.6929in" style:type="right" style:leader-style="dotted" style:leader-text="."/>
        </style:tab-stops>
      </style:paragraph-properties>
    </style:style>
    <style:style style:name="P182"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83" style:family="paragraph" style:parent-style-name="Standard">
      <style:paragraph-properties fo:margin-top="0in" fo:margin-bottom="0.1in" loext:contextual-spacing="false"/>
      <style:text-properties officeooo:rsid="009038e8" officeooo:paragraph-rsid="009038e8"/>
    </style:style>
    <style:style style:name="P184" style:family="paragraph" style:parent-style-name="Standard">
      <style:paragraph-properties fo:margin-top="0in" fo:margin-bottom="0.1in" loext:contextual-spacing="false"/>
      <style:text-properties officeooo:rsid="00927b55" officeooo:paragraph-rsid="00997e38"/>
    </style:style>
    <style:style style:name="P185" style:family="paragraph" style:parent-style-name="Standard">
      <style:paragraph-properties fo:margin-top="0in" fo:margin-bottom="0.1in" loext:contextual-spacing="false"/>
      <style:text-properties officeooo:rsid="00946948" officeooo:paragraph-rsid="00946948"/>
    </style:style>
    <style:style style:name="P186" style:family="paragraph" style:parent-style-name="Standard">
      <style:paragraph-properties fo:margin-top="0in" fo:margin-bottom="0.1in" loext:contextual-spacing="false"/>
      <style:text-properties officeooo:rsid="0099590d" officeooo:paragraph-rsid="0099590d"/>
    </style:style>
    <style:style style:name="P187" style:family="paragraph" style:parent-style-name="Standard">
      <style:paragraph-properties fo:margin-top="0in" fo:margin-bottom="0.1in" loext:contextual-spacing="false"/>
      <style:text-properties officeooo:rsid="009bfab5" officeooo:paragraph-rsid="009bfab5"/>
    </style:style>
    <style:style style:name="P188" style:family="paragraph" style:parent-style-name="Standard">
      <style:paragraph-properties fo:margin-top="0in" fo:margin-bottom="0.1in" loext:contextual-spacing="false"/>
      <style:text-properties officeooo:rsid="009cc815" officeooo:paragraph-rsid="009cc815"/>
    </style:style>
    <style:style style:name="P189" style:family="paragraph" style:parent-style-name="Standard">
      <style:paragraph-properties fo:margin-top="0in" fo:margin-bottom="0.1in" loext:contextual-spacing="false"/>
      <style:text-properties officeooo:rsid="009e0e4d" officeooo:paragraph-rsid="009e0e4d"/>
    </style:style>
    <style:style style:name="P190" style:family="paragraph" style:parent-style-name="Standard" style:list-style-name="L1">
      <style:text-properties officeooo:rsid="0061f6a4" officeooo:paragraph-rsid="006513cf"/>
    </style:style>
    <style:style style:name="P191" style:family="paragraph" style:parent-style-name="Standard" style:list-style-name="L2">
      <style:text-properties officeooo:rsid="00663f3e" officeooo:paragraph-rsid="00663f3e"/>
    </style:style>
    <style:style style:name="P192" style:family="paragraph" style:parent-style-name="Standard" style:list-style-name="L3">
      <style:text-properties officeooo:rsid="006996d2" officeooo:paragraph-rsid="006bfb2c"/>
    </style:style>
    <style:style style:name="P193" style:family="paragraph" style:parent-style-name="Standard" style:list-style-name="L3">
      <style:text-properties officeooo:rsid="006bfb2c" officeooo:paragraph-rsid="006bfb2c"/>
    </style:style>
    <style:style style:name="P194" style:family="paragraph" style:parent-style-name="Standard" style:list-style-name="L4">
      <style:text-properties officeooo:rsid="007513a9" officeooo:paragraph-rsid="007ab6ed"/>
    </style:style>
    <style:style style:name="P195" style:family="paragraph" style:parent-style-name="Standard" style:list-style-name="L4">
      <style:text-properties officeooo:rsid="02f76c9a" officeooo:paragraph-rsid="02f76c9a"/>
    </style:style>
    <style:style style:name="P196" style:family="paragraph" style:parent-style-name="Standard" style:list-style-name="L5">
      <style:text-properties officeooo:paragraph-rsid="0088022a"/>
    </style:style>
    <style:style style:name="P197" style:family="paragraph" style:parent-style-name="Standard" style:list-style-name="L5">
      <style:text-properties officeooo:rsid="00c178b6" officeooo:paragraph-rsid="00c178b6"/>
    </style:style>
    <style:style style:name="P198" style:family="paragraph" style:parent-style-name="Standard" style:list-style-name="L6">
      <style:text-properties officeooo:rsid="00897c86" officeooo:paragraph-rsid="00897c86"/>
    </style:style>
    <style:style style:name="P199" style:family="paragraph" style:parent-style-name="Standard" style:list-style-name="L6">
      <style:text-properties officeooo:rsid="0089bf62" officeooo:paragraph-rsid="0089bf62"/>
    </style:style>
    <style:style style:name="P200" style:family="paragraph" style:parent-style-name="Standard" style:list-style-name="L7">
      <style:text-properties officeooo:rsid="0091fbcc" officeooo:paragraph-rsid="0091fbcc"/>
    </style:style>
    <style:style style:name="P201" style:family="paragraph" style:parent-style-name="Standard" style:list-style-name="L8">
      <style:text-properties officeooo:rsid="00a3067b" officeooo:paragraph-rsid="00a3067b"/>
    </style:style>
    <style:style style:name="P202" style:family="paragraph" style:parent-style-name="Standard" style:list-style-name="L8">
      <style:text-properties officeooo:rsid="00a4014a" officeooo:paragraph-rsid="00a4014a"/>
    </style:style>
    <style:style style:name="P203" style:family="paragraph" style:parent-style-name="Standard" style:list-style-name="L8">
      <style:text-properties officeooo:rsid="00a53f19" officeooo:paragraph-rsid="00a53f19"/>
    </style:style>
    <style:style style:name="P204" style:family="paragraph" style:parent-style-name="Standard" style:list-style-name="L9">
      <style:text-properties officeooo:rsid="00a58b4d" officeooo:paragraph-rsid="02fdc3eb"/>
    </style:style>
    <style:style style:name="P205" style:family="paragraph" style:parent-style-name="Standard" style:list-style-name="L9">
      <style:text-properties officeooo:rsid="00a6af0d" officeooo:paragraph-rsid="03015a09"/>
    </style:style>
    <style:style style:name="P206" style:family="paragraph" style:parent-style-name="Standard" style:list-style-name="L10">
      <style:text-properties officeooo:rsid="00b3d1d3" officeooo:paragraph-rsid="00b3d1d3"/>
    </style:style>
    <style:style style:name="P207" style:family="paragraph" style:parent-style-name="Standard" style:list-style-name="L10">
      <style:text-properties officeooo:rsid="00b46918" officeooo:paragraph-rsid="00b46918"/>
    </style:style>
    <style:style style:name="P208" style:family="paragraph" style:parent-style-name="Standard" style:list-style-name="L7">
      <style:paragraph-properties fo:margin-top="0in" fo:margin-bottom="0.1in" loext:contextual-spacing="false"/>
      <style:text-properties officeooo:rsid="0091fbcc" officeooo:paragraph-rsid="0091fbcc"/>
    </style:style>
    <style:style style:name="P209" style:family="paragraph" style:parent-style-name="Heading_20_2">
      <style:text-properties officeooo:rsid="0060a840"/>
    </style:style>
    <style:style style:name="P210" style:family="paragraph" style:parent-style-name="Heading_20_2">
      <style:text-properties fo:font-weight="bold" style:font-weight-asian="bold" style:font-weight-complex="bold"/>
    </style:style>
    <style:style style:name="P211" style:family="paragraph" style:parent-style-name="Heading_20_1">
      <style:paragraph-properties fo:text-align="center" style:justify-single-word="false"/>
      <style:text-properties officeooo:rsid="005fc485"/>
    </style:style>
    <style:style style:name="P212" style:family="paragraph" style:parent-style-name="Text_20_body" style:list-style-name="L11">
      <style:text-properties officeooo:rsid="03a1b093" officeooo:paragraph-rsid="03a1b093"/>
    </style:style>
    <style:style style:name="P213" style:family="paragraph" style:parent-style-name="Text_20_body" style:list-style-name="L13">
      <style:text-properties officeooo:rsid="0367ade2" officeooo:paragraph-rsid="036fb713"/>
    </style:style>
    <style:style style:name="P214"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15"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16" style:family="paragraph" style:parent-style-name="Text_20_body" style:list-style-name="L13">
      <style:paragraph-properties fo:margin-top="0in" fo:margin-bottom="0in" loext:contextual-spacing="false"/>
      <style:text-properties officeooo:rsid="0367ade2" officeooo:paragraph-rsid="036d1876"/>
    </style:style>
    <style:style style:name="P217" style:family="paragraph" style:parent-style-name="Text_20_body" style:list-style-name="L13">
      <style:paragraph-properties fo:margin-top="0in" fo:margin-bottom="0in" loext:contextual-spacing="false"/>
      <style:text-properties officeooo:rsid="0367ade2" officeooo:paragraph-rsid="036b6b09"/>
    </style:style>
    <style:style style:name="P218" style:family="paragraph" style:parent-style-name="Heading_20_3">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b42cf"/>
    </style:style>
    <style:style style:name="T53" style:family="text">
      <style:text-properties officeooo:rsid="019d1d1a"/>
    </style:style>
    <style:style style:name="T54" style:family="text">
      <style:text-properties officeooo:rsid="019fc33f"/>
    </style:style>
    <style:style style:name="T55" style:family="text">
      <style:text-properties officeooo:rsid="01a0e16f"/>
    </style:style>
    <style:style style:name="T56" style:family="text">
      <style:text-properties officeooo:rsid="01a31823"/>
    </style:style>
    <style:style style:name="T57" style:family="text">
      <style:text-properties officeooo:rsid="01a4e25c"/>
    </style:style>
    <style:style style:name="T58" style:family="text">
      <style:text-properties officeooo:rsid="01afa239"/>
    </style:style>
    <style:style style:name="T59" style:family="text">
      <style:text-properties officeooo:rsid="01b0d5eb"/>
    </style:style>
    <style:style style:name="T60" style:family="text">
      <style:text-properties officeooo:rsid="01b1ec8d"/>
    </style:style>
    <style:style style:name="T61" style:family="text">
      <style:text-properties officeooo:rsid="01b34375"/>
    </style:style>
    <style:style style:name="T62" style:family="text">
      <style:text-properties officeooo:rsid="01b66d51"/>
    </style:style>
    <style:style style:name="T63" style:family="text">
      <style:text-properties officeooo:rsid="01bbc7da"/>
    </style:style>
    <style:style style:name="T64" style:family="text">
      <style:text-properties officeooo:rsid="01bc3340"/>
    </style:style>
    <style:style style:name="T65" style:family="text">
      <style:text-properties fo:color="#000000" style:font-name="DejaVu Sans Mono" fo:font-size="10pt" style:font-size-asian="10pt" style:font-size-complex="10pt"/>
    </style:style>
    <style:style style:name="T66" style:family="text">
      <style:text-properties fo:color="#000000" style:font-name="DejaVu Sans Mono" fo:font-size="10pt" officeooo:rsid="0186f782" style:font-size-asian="10pt" style:font-size-complex="10pt"/>
    </style:style>
    <style:style style:name="T67" style:family="text">
      <style:text-properties fo:color="#000000" style:font-name="DejaVu Sans Mono" fo:font-size="10pt" officeooo:rsid="01f33a09" style:font-size-asian="10pt" style:font-size-complex="10pt"/>
    </style:style>
    <style:style style:name="T68" style:family="text">
      <style:text-properties fo:color="#000000" style:font-name="DejaVu Sans Mono" fo:font-size="10pt" officeooo:rsid="01c62a6f" style:font-size-asian="10pt" style:font-size-complex="10pt"/>
    </style:style>
    <style:style style:name="T69" style:family="text">
      <style:text-properties fo:color="#000000" style:font-name="DejaVu Sans Mono" fo:font-size="11.3000001907349pt"/>
    </style:style>
    <style:style style:name="T70" style:family="text">
      <style:text-properties fo:color="#000000" style:font-name="DejaVu Sans Mono" fo:font-size="11.3000001907349pt" officeooo:rsid="01c62a6f"/>
    </style:style>
    <style:style style:name="T71"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72" style:family="text">
      <style:text-properties officeooo:rsid="01bdeaaa"/>
    </style:style>
    <style:style style:name="T73" style:family="text">
      <style:text-properties fo:color="#000080" fo:font-weight="bold"/>
    </style:style>
    <style:style style:name="T74" style:family="text">
      <style:text-properties officeooo:rsid="01bf532e"/>
    </style:style>
    <style:style style:name="T75" style:family="text">
      <style:text-properties fo:font-weight="normal" style:font-name-asian="Nimbus Mono L" style:font-weight-asian="normal" style:font-name-complex="Liberation Mono" style:font-weight-complex="normal"/>
    </style:style>
    <style:style style:name="T76" style:family="text">
      <style:text-properties fo:font-weight="normal" style:font-weight-asian="normal" style:font-weight-complex="normal"/>
    </style:style>
    <style:style style:name="T77" style:family="text">
      <style:text-properties officeooo:rsid="01ca8a66"/>
    </style:style>
    <style:style style:name="T78" style:family="text">
      <style:text-properties officeooo:rsid="01cd16b5"/>
    </style:style>
    <style:style style:name="T79" style:family="text">
      <style:text-properties officeooo:rsid="01d0ef37"/>
    </style:style>
    <style:style style:name="T80" style:family="text">
      <style:text-properties officeooo:rsid="01d16f85"/>
    </style:style>
    <style:style style:name="T81" style:family="text">
      <style:text-properties officeooo:rsid="01d87943"/>
    </style:style>
    <style:style style:name="T82" style:family="text">
      <style:text-properties officeooo:rsid="01dd620d"/>
    </style:style>
    <style:style style:name="T83" style:family="text">
      <style:text-properties officeooo:rsid="01ddd857"/>
    </style:style>
    <style:style style:name="T84" style:family="text">
      <style:text-properties officeooo:rsid="01c62a6f"/>
    </style:style>
    <style:style style:name="T85" style:family="text">
      <style:text-properties officeooo:rsid="01f6bba3"/>
    </style:style>
    <style:style style:name="T86" style:family="text">
      <style:text-properties officeooo:rsid="01fcf32f"/>
    </style:style>
    <style:style style:name="T87" style:family="text">
      <style:text-properties officeooo:rsid="020a7ffb"/>
    </style:style>
    <style:style style:name="T88" style:family="text">
      <style:text-properties officeooo:rsid="020ac48d"/>
    </style:style>
    <style:style style:name="T89" style:family="text">
      <style:text-properties officeooo:rsid="020df67e"/>
    </style:style>
    <style:style style:name="T90" style:family="text">
      <style:text-properties officeooo:rsid="0215fbaa"/>
    </style:style>
    <style:style style:name="T91" style:family="text">
      <style:text-properties officeooo:rsid="0219e1a3"/>
    </style:style>
    <style:style style:name="T92" style:family="text">
      <style:text-properties officeooo:rsid="021c7048"/>
    </style:style>
    <style:style style:name="T93" style:family="text">
      <style:text-properties officeooo:rsid="021e2aa1"/>
    </style:style>
    <style:style style:name="T94" style:family="text">
      <style:text-properties officeooo:rsid="022a2d09"/>
    </style:style>
    <style:style style:name="T95" style:family="text">
      <style:text-properties officeooo:rsid="023e8a62"/>
    </style:style>
    <style:style style:name="T96" style:family="text">
      <style:text-properties officeooo:rsid="023fa04c"/>
    </style:style>
    <style:style style:name="T97" style:family="text">
      <style:text-properties officeooo:rsid="0240dd2f"/>
    </style:style>
    <style:style style:name="T98" style:family="text">
      <style:text-properties officeooo:rsid="0244f1cc"/>
    </style:style>
    <style:style style:name="T99" style:family="text">
      <style:text-properties officeooo:rsid="025481fd"/>
    </style:style>
    <style:style style:name="T100" style:family="text">
      <style:text-properties officeooo:rsid="025d93ea"/>
    </style:style>
    <style:style style:name="T101" style:family="text">
      <style:text-properties fo:font-variant="normal" fo:text-transform="none" fo:color="#000000" fo:letter-spacing="normal" fo:font-style="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officeooo:rsid="0260eb4d"/>
    </style:style>
    <style:style style:name="T104" style:family="text">
      <style:text-properties fo:font-variant="normal" fo:text-transform="none" fo:color="#000000" fo:letter-spacing="normal" fo:font-style="normal" fo:font-weight="normal" officeooo:rsid="0265ef2d"/>
    </style:style>
    <style:style style:name="T105" style:family="text">
      <style:text-properties fo:font-variant="normal" fo:text-transform="none" fo:color="#000000" fo:letter-spacing="normal" fo:font-style="normal" fo:font-weight="normal" officeooo:rsid="027b6fe7"/>
    </style:style>
    <style:style style:name="T106" style:family="text">
      <style:text-properties fo:font-variant="normal" fo:text-transform="none" fo:color="#000000" fo:letter-spacing="normal" fo:font-style="normal" fo:font-weight="normal" officeooo:rsid="02901951"/>
    </style:style>
    <style:style style:name="T107" style:family="text">
      <style:text-properties fo:font-variant="normal" fo:text-transform="none" fo:color="#000000" fo:letter-spacing="normal" fo:font-style="normal" fo:font-weight="normal" officeooo:rsid="029045af"/>
    </style:style>
    <style:style style:name="T108" style:family="text">
      <style:text-properties fo:font-variant="normal" fo:text-transform="none" fo:color="#000000" fo:letter-spacing="normal" fo:font-style="normal" fo:font-weight="normal" officeooo:rsid="02913f59"/>
    </style:style>
    <style:style style:name="T109" style:family="text">
      <style:text-properties fo:font-variant="normal" fo:text-transform="none" fo:color="#000000" fo:letter-spacing="normal" fo:font-style="normal" fo:font-weight="normal" officeooo:rsid="029190b3"/>
    </style:style>
    <style:style style:name="T110" style:family="text">
      <style:text-properties fo:font-variant="normal" fo:text-transform="none" fo:color="#000000" fo:letter-spacing="normal" fo:font-style="normal" fo:font-weight="normal" officeooo:rsid="02927096"/>
    </style:style>
    <style:style style:name="T111" style:family="text">
      <style:text-properties fo:font-variant="normal" fo:text-transform="none" fo:color="#000000" fo:letter-spacing="normal" fo:font-style="normal" fo:font-weight="normal" officeooo:rsid="02940323"/>
    </style:style>
    <style:style style:name="T112" style:family="text">
      <style:text-properties fo:font-variant="normal" fo:text-transform="none" fo:color="#000000" fo:letter-spacing="normal" fo:font-style="normal" fo:font-weight="normal" officeooo:rsid="0295e091"/>
    </style:style>
    <style:style style:name="T113" style:family="text">
      <style:text-properties fo:font-variant="normal" fo:text-transform="none" fo:color="#000000" fo:letter-spacing="normal" fo:font-style="normal" fo:font-weight="normal" officeooo:rsid="02991698"/>
    </style:style>
    <style:style style:name="T114" style:family="text">
      <style:text-properties fo:font-variant="normal" fo:text-transform="none" fo:color="#000000" fo:letter-spacing="normal" fo:font-style="normal" fo:font-weight="normal" officeooo:rsid="029b001b"/>
    </style:style>
    <style:style style:name="T115" style:family="text">
      <style:text-properties fo:font-variant="normal" fo:text-transform="none" fo:color="#000000" fo:letter-spacing="normal" fo:font-style="normal" fo:font-weight="normal" officeooo:rsid="029b3d07"/>
    </style:style>
    <style:style style:name="T116" style:family="text">
      <style:text-properties fo:font-variant="normal" fo:text-transform="none" fo:color="#000000" fo:letter-spacing="normal" fo:font-style="normal" fo:font-weight="normal" officeooo:rsid="029c9a6f"/>
    </style:style>
    <style:style style:name="T117" style:family="text">
      <style:text-properties fo:font-variant="normal" fo:text-transform="none" fo:color="#000000" fo:letter-spacing="normal" fo:font-style="normal" fo:font-weight="normal" officeooo:rsid="02a155fe"/>
    </style:style>
    <style:style style:name="T118" style:family="text">
      <style:text-properties fo:font-variant="normal" fo:text-transform="none" fo:color="#000000" fo:letter-spacing="normal" fo:font-style="normal" fo:font-weight="normal" officeooo:rsid="02a5fda4"/>
    </style:style>
    <style:style style:name="T119" style:family="text">
      <style:text-properties fo:font-variant="normal" fo:text-transform="none" fo:color="#000000" fo:letter-spacing="normal" fo:font-style="normal" fo:font-weight="normal" officeooo:rsid="02a7ee7f"/>
    </style:style>
    <style:style style:name="T120" style:family="text">
      <style:text-properties fo:font-variant="normal" fo:text-transform="none" fo:color="#000000" fo:letter-spacing="normal" fo:font-style="normal" fo:font-weight="normal" officeooo:rsid="02a96fa0"/>
    </style:style>
    <style:style style:name="T121" style:family="text">
      <style:text-properties fo:font-variant="normal" fo:text-transform="none" fo:color="#000000" fo:letter-spacing="normal" fo:font-style="normal" fo:font-weight="normal" officeooo:rsid="027b3ba4"/>
    </style:style>
    <style:style style:name="T122" style:family="text">
      <style:text-properties fo:font-variant="normal" fo:text-transform="none" fo:color="#000000" fo:letter-spacing="normal" fo:font-style="normal" fo:font-weight="normal" officeooo:rsid="02af04e3"/>
    </style:style>
    <style:style style:name="T123" style:family="text">
      <style:text-properties fo:font-variant="normal" fo:text-transform="none" fo:color="#000000" fo:letter-spacing="normal" fo:font-style="normal" fo:font-weight="normal" officeooo:rsid="02b510f0"/>
    </style:style>
    <style:style style:name="T124" style:family="text">
      <style:text-properties fo:font-variant="normal" fo:text-transform="none" fo:color="#000000" fo:letter-spacing="normal" fo:font-style="normal" fo:font-weight="normal" officeooo:rsid="02b52ca4"/>
    </style:style>
    <style:style style:name="T125" style:family="text">
      <style:text-properties fo:font-variant="normal" fo:text-transform="none" fo:color="#000000" fo:letter-spacing="normal" fo:font-style="normal" fo:font-weight="normal" officeooo:rsid="02b596fc"/>
    </style:style>
    <style:style style:name="T126" style:family="text">
      <style:text-properties fo:font-variant="normal" fo:text-transform="none" fo:color="#000000" fo:letter-spacing="normal" fo:font-style="normal" fo:font-weight="normal" officeooo:rsid="02b7dd6d"/>
    </style:style>
    <style:style style:name="T127" style:family="text">
      <style:text-properties fo:font-variant="normal" fo:text-transform="none" fo:color="#000000" fo:letter-spacing="normal" fo:font-style="normal" fo:font-weight="normal" officeooo:rsid="02bb0721"/>
    </style:style>
    <style:style style:name="T128" style:family="text">
      <style:text-properties fo:font-variant="normal" fo:text-transform="none" fo:color="#000000" fo:letter-spacing="normal" fo:font-style="normal" fo:font-weight="normal" officeooo:rsid="02bc1ee1"/>
    </style:style>
    <style:style style:name="T129" style:family="text">
      <style:text-properties fo:font-variant="normal" fo:text-transform="none" fo:color="#000000" fo:letter-spacing="normal" fo:font-style="normal" fo:font-weight="normal" officeooo:rsid="02bce711"/>
    </style:style>
    <style:style style:name="T130" style:family="text">
      <style:text-properties fo:font-variant="normal" fo:text-transform="none" fo:color="#000000" fo:letter-spacing="normal" fo:font-style="normal" fo:font-weight="normal" officeooo:rsid="02bd88df"/>
    </style:style>
    <style:style style:name="T131" style:family="text">
      <style:text-properties fo:font-variant="normal" fo:text-transform="none" fo:color="#000000" fo:letter-spacing="normal" fo:font-style="normal" fo:font-weight="normal" officeooo:rsid="02bee455"/>
    </style:style>
    <style:style style:name="T132" style:family="text">
      <style:text-properties fo:font-variant="normal" fo:text-transform="none" fo:color="#000000" fo:letter-spacing="normal" fo:font-style="normal" fo:font-weight="normal" officeooo:rsid="02c1ecca"/>
    </style:style>
    <style:style style:name="T133" style:family="text">
      <style:text-properties fo:font-variant="normal" fo:text-transform="none" fo:color="#000000" fo:letter-spacing="normal" fo:font-style="normal" fo:font-weight="normal" officeooo:rsid="02c2ab21"/>
    </style:style>
    <style:style style:name="T134" style:family="text">
      <style:text-properties fo:font-variant="normal" fo:text-transform="none" fo:color="#000000" fo:letter-spacing="normal" fo:font-style="normal" fo:font-weight="normal" officeooo:rsid="02c4a744"/>
    </style:style>
    <style:style style:name="T135" style:family="text">
      <style:text-properties fo:font-variant="normal" fo:text-transform="none" fo:color="#000000" fo:letter-spacing="normal" fo:font-style="normal" fo:font-weight="normal" officeooo:rsid="02c7cef5"/>
    </style:style>
    <style:style style:name="T136" style:family="text">
      <style:text-properties fo:font-variant="normal" fo:text-transform="none" fo:color="#000000" fo:letter-spacing="normal" fo:font-style="normal" fo:font-weight="normal" officeooo:rsid="02c93264"/>
    </style:style>
    <style:style style:name="T137" style:family="text">
      <style:text-properties fo:font-variant="normal" fo:text-transform="none" fo:color="#000000" fo:letter-spacing="normal" fo:font-style="normal" fo:font-weight="normal" officeooo:rsid="02ca90c0"/>
    </style:style>
    <style:style style:name="T138" style:family="text">
      <style:text-properties fo:font-variant="normal" fo:text-transform="none" fo:color="#000000" fo:letter-spacing="normal" fo:font-style="normal" fo:font-weight="normal" officeooo:rsid="02caa28e"/>
    </style:style>
    <style:style style:name="T139" style:family="text">
      <style:text-properties fo:font-variant="normal" fo:text-transform="none" fo:color="#000000" fo:letter-spacing="normal" fo:font-style="normal" fo:font-weight="normal" officeooo:rsid="02cbbac3"/>
    </style:style>
    <style:style style:name="T140" style:family="text">
      <style:text-properties fo:font-variant="normal" fo:text-transform="none" fo:color="#000000" fo:letter-spacing="normal" fo:font-style="normal" fo:font-weight="normal" officeooo:rsid="02d025d0"/>
    </style:style>
    <style:style style:name="T141" style:family="text">
      <style:text-properties fo:font-variant="normal" fo:text-transform="none" fo:color="#000000" fo:letter-spacing="normal" fo:font-style="normal" fo:font-weight="normal" officeooo:rsid="02d07e6b"/>
    </style:style>
    <style:style style:name="T142" style:family="text">
      <style:text-properties fo:font-variant="normal" fo:text-transform="none" fo:color="#000000" fo:letter-spacing="normal" fo:font-style="normal" fo:font-weight="normal" officeooo:rsid="02d25ab6"/>
    </style:style>
    <style:style style:name="T143" style:family="text">
      <style:text-properties fo:font-variant="normal" fo:text-transform="none" fo:color="#000000" fo:letter-spacing="normal" fo:font-style="normal" fo:font-weight="normal" officeooo:rsid="02d2aa9b"/>
    </style:style>
    <style:style style:name="T144" style:family="text">
      <style:text-properties fo:font-variant="normal" fo:text-transform="none" fo:color="#000000" fo:letter-spacing="normal" fo:font-style="normal" fo:font-weight="normal" officeooo:rsid="02d3139c"/>
    </style:style>
    <style:style style:name="T145" style:family="text">
      <style:text-properties fo:font-variant="normal" fo:text-transform="none" fo:color="#000000" fo:letter-spacing="normal" fo:font-style="normal" fo:font-weight="normal" officeooo:rsid="02d49f17"/>
    </style:style>
    <style:style style:name="T146" style:family="text">
      <style:text-properties fo:font-variant="normal" fo:text-transform="none" fo:color="#000000" fo:letter-spacing="normal" fo:font-style="normal" fo:font-weight="normal" officeooo:rsid="02d64b3a"/>
    </style:style>
    <style:style style:name="T147" style:family="text">
      <style:text-properties fo:font-variant="normal" fo:text-transform="none" fo:color="#000000" fo:letter-spacing="normal" fo:font-style="normal" fo:font-weight="normal" officeooo:rsid="02d90a39"/>
    </style:style>
    <style:style style:name="T148" style:family="text">
      <style:text-properties fo:font-variant="normal" fo:text-transform="none" fo:color="#000000" fo:letter-spacing="normal" fo:font-style="normal" fo:font-weight="normal" officeooo:rsid="02da96b8"/>
    </style:style>
    <style:style style:name="T149" style:family="text">
      <style:text-properties fo:font-variant="normal" fo:text-transform="none" fo:color="#000000" fo:letter-spacing="normal" fo:font-style="normal" fo:font-weight="normal" officeooo:rsid="02e0bfc5"/>
    </style:style>
    <style:style style:name="T150" style:family="text">
      <style:text-properties fo:font-variant="normal" fo:text-transform="none" fo:color="#000000" fo:letter-spacing="normal" fo:font-style="normal" fo:font-weight="normal" officeooo:rsid="02e0d73e"/>
    </style:style>
    <style:style style:name="T151" style:family="text">
      <style:text-properties fo:font-variant="normal" fo:text-transform="none" fo:color="#000000" fo:letter-spacing="normal" fo:font-style="normal" fo:font-weight="normal" officeooo:rsid="02e3db4c"/>
    </style:style>
    <style:style style:name="T152" style:family="text">
      <style:text-properties fo:font-variant="normal" fo:text-transform="none" fo:color="#000000" fo:letter-spacing="normal" fo:font-style="normal" fo:font-weight="normal" officeooo:rsid="02e5f290"/>
    </style:style>
    <style:style style:name="T153" style:family="text">
      <style:text-properties fo:font-variant="normal" fo:text-transform="none" fo:color="#000000" fo:letter-spacing="normal" fo:font-style="normal" fo:font-weight="normal" officeooo:rsid="02e6f83b"/>
    </style:style>
    <style:style style:name="T154" style:family="text">
      <style:text-properties fo:font-variant="normal" fo:text-transform="none" fo:color="#000000" fo:letter-spacing="normal" fo:font-style="normal" fo:font-weight="normal" officeooo:rsid="02e9e515"/>
    </style:style>
    <style:style style:name="T155" style:family="text">
      <style:text-properties fo:font-variant="normal" fo:text-transform="none" fo:color="#000000" fo:letter-spacing="normal" fo:font-style="normal" fo:font-weight="normal" officeooo:rsid="02eb140e"/>
    </style:style>
    <style:style style:name="T156" style:family="text">
      <style:text-properties fo:font-variant="normal" fo:text-transform="none" fo:color="#000000" fo:letter-spacing="normal" fo:font-style="normal" fo:font-weight="normal" officeooo:rsid="035dc7f4"/>
    </style:style>
    <style:style style:name="T157" style:family="text">
      <style:text-properties fo:font-variant="normal" fo:text-transform="none" fo:color="#000000" fo:letter-spacing="normal" fo:font-style="normal" fo:font-weight="normal" officeooo:rsid="035f536f"/>
    </style:style>
    <style:style style:name="T158" style:family="text">
      <style:text-properties fo:font-variant="normal" fo:text-transform="none" fo:color="#000000" fo:letter-spacing="normal" fo:font-style="normal" fo:font-weight="normal" officeooo:rsid="036855d9"/>
    </style:style>
    <style:style style:name="T159" style:family="text">
      <style:text-properties fo:font-variant="normal" fo:text-transform="none" fo:color="#000000" fo:letter-spacing="normal" fo:font-style="normal" fo:font-weight="normal" officeooo:rsid="0368d480"/>
    </style:style>
    <style:style style:name="T160" style:family="text">
      <style:text-properties fo:font-variant="normal" fo:text-transform="none" fo:color="#000000" fo:letter-spacing="normal" fo:font-style="normal" fo:font-weight="normal" officeooo:rsid="0369d840"/>
    </style:style>
    <style:style style:name="T161" style:family="text">
      <style:text-properties fo:font-variant="normal" fo:text-transform="none" fo:color="#000000" fo:letter-spacing="normal" fo:font-style="normal" fo:font-weight="normal" officeooo:rsid="036b6b09"/>
    </style:style>
    <style:style style:name="T162" style:family="text">
      <style:text-properties fo:font-variant="normal" fo:text-transform="none" fo:color="#000000" fo:letter-spacing="normal" fo:font-style="normal" fo:font-weight="normal" officeooo:rsid="036d1876"/>
    </style:style>
    <style:style style:name="T163" style:family="text">
      <style:text-properties fo:font-variant="normal" fo:text-transform="none" fo:color="#000000" fo:letter-spacing="normal" fo:font-style="normal" fo:font-weight="normal" officeooo:rsid="036fb713"/>
    </style:style>
    <style:style style:name="T164" style:family="text">
      <style:text-properties fo:font-variant="normal" fo:text-transform="none" fo:color="#000000" fo:letter-spacing="normal" fo:font-style="normal" fo:font-weight="normal" officeooo:rsid="038e4c4e"/>
    </style:style>
    <style:style style:name="T165" style:family="text">
      <style:text-properties fo:font-variant="normal" fo:text-transform="none" fo:color="#000000" fo:letter-spacing="normal" fo:font-style="normal" officeooo:rsid="02af04e3"/>
    </style:style>
    <style:style style:name="T166" style:family="text">
      <style:text-properties fo:font-variant="normal" fo:text-transform="none" fo:color="#000000" fo:letter-spacing="normal" fo:font-style="normal" officeooo:rsid="02bcfc18"/>
    </style:style>
    <style:style style:name="T167" style:family="text">
      <style:text-properties fo:font-variant="normal" fo:text-transform="none" fo:color="#000000" fo:letter-spacing="normal" fo:font-style="normal" officeooo:rsid="027b3ba4"/>
    </style:style>
    <style:style style:name="T168" style:family="text">
      <style:text-properties fo:font-variant="normal" fo:text-transform="none" fo:color="#000000" fo:letter-spacing="normal" fo:font-style="normal" fo:font-weight="bold" style:font-weight-asian="bold" style:font-weight-complex="bold"/>
    </style:style>
    <style:style style:name="T169" style:family="text">
      <style:text-properties fo:font-variant="normal" fo:text-transform="none" fo:color="#000000" fo:letter-spacing="normal" fo:font-style="normal" fo:font-weight="bold" officeooo:rsid="02cbbac3" style:font-weight-asian="bold" style:font-weight-complex="bold"/>
    </style:style>
    <style:style style:name="T170" style:family="text">
      <style:text-properties fo:font-variant="normal" fo:text-transform="none" fo:color="#000000" fo:letter-spacing="normal" fo:font-style="normal" officeooo:rsid="02c6a43f"/>
    </style:style>
    <style:style style:name="T171" style:family="text">
      <style:text-properties fo:font-variant="normal" fo:text-transform="none" fo:color="#000000" fo:letter-spacing="normal" fo:font-style="normal" officeooo:rsid="02a7ee7f"/>
    </style:style>
    <style:style style:name="T172" style:family="text">
      <style:text-properties fo:font-variant="normal" fo:text-transform="none" fo:color="#000000" fo:letter-spacing="normal" fo:font-style="normal" officeooo:rsid="027a05d5"/>
    </style:style>
    <style:style style:name="T173" style:family="text">
      <style:text-properties fo:font-variant="normal" fo:text-transform="none" fo:color="#000000" fo:letter-spacing="normal" fo:font-style="normal" officeooo:rsid="02e771de"/>
    </style:style>
    <style:style style:name="T174" style:family="text">
      <style:text-properties fo:font-variant="normal" fo:text-transform="none" fo:color="#000000" fo:letter-spacing="normal" fo:font-style="normal" officeooo:rsid="02e7e1e8"/>
    </style:style>
    <style:style style:name="T175" style:family="text">
      <style:text-properties fo:font-variant="normal" fo:text-transform="none" fo:color="#000000" fo:letter-spacing="normal" fo:font-style="normal" officeooo:rsid="02dcd679"/>
    </style:style>
    <style:style style:name="T176" style:family="text">
      <style:text-properties fo:font-variant="normal" fo:text-transform="none" fo:color="#000000" fo:letter-spacing="normal" fo:font-style="normal" officeooo:rsid="02de2352"/>
    </style:style>
    <style:style style:name="T177" style:family="text">
      <style:text-properties fo:font-variant="normal" fo:text-transform="none" fo:color="#000000" fo:letter-spacing="normal" fo:font-style="normal" officeooo:rsid="028a8868"/>
    </style:style>
    <style:style style:name="T178" style:family="text">
      <style:text-properties officeooo:rsid="0264d1a5"/>
    </style:style>
    <style:style style:name="T179" style:family="text">
      <style:text-properties officeooo:rsid="0265ef2d"/>
    </style:style>
    <style:style style:name="T180" style:family="text">
      <style:text-properties officeooo:rsid="026bc93b"/>
    </style:style>
    <style:style style:name="T181" style:family="text">
      <style:text-properties officeooo:rsid="026c47a6"/>
    </style:style>
    <style:style style:name="T182" style:family="text">
      <style:text-properties officeooo:rsid="0271fd6f"/>
    </style:style>
    <style:style style:name="T183" style:family="text">
      <style:text-properties officeooo:rsid="0277ee9f"/>
    </style:style>
    <style:style style:name="T184" style:family="text">
      <style:text-properties officeooo:rsid="02af04e3"/>
    </style:style>
    <style:style style:name="T185" style:family="text">
      <style:text-properties officeooo:rsid="02ee05e0"/>
    </style:style>
    <style:style style:name="T186" style:family="text">
      <style:text-properties officeooo:rsid="02f35fab"/>
    </style:style>
    <style:style style:name="T187" style:family="text">
      <style:text-properties officeooo:rsid="02f4700d"/>
    </style:style>
    <style:style style:name="T188" style:family="text">
      <style:text-properties officeooo:rsid="02f5d113"/>
    </style:style>
    <style:style style:name="T189" style:family="text">
      <style:text-properties officeooo:rsid="02f8b663"/>
    </style:style>
    <style:style style:name="T190" style:family="text">
      <style:text-properties officeooo:rsid="02fb4f78"/>
    </style:style>
    <style:style style:name="T191" style:family="text">
      <style:text-properties officeooo:rsid="02fc31f1"/>
    </style:style>
    <style:style style:name="T192" style:family="text">
      <style:text-properties officeooo:rsid="02fc771c"/>
    </style:style>
    <style:style style:name="T193" style:family="text">
      <style:text-properties officeooo:rsid="02fcea90"/>
    </style:style>
    <style:style style:name="T194" style:family="text">
      <style:text-properties officeooo:rsid="02fd7dd6"/>
    </style:style>
    <style:style style:name="T195" style:family="text">
      <style:text-properties officeooo:rsid="02fdc3eb"/>
    </style:style>
    <style:style style:name="T196" style:family="text">
      <style:text-properties officeooo:rsid="03015a09"/>
    </style:style>
    <style:style style:name="T197" style:family="text">
      <style:text-properties officeooo:rsid="03021ed3"/>
    </style:style>
    <style:style style:name="T198" style:family="text">
      <style:text-properties officeooo:rsid="0303988c"/>
    </style:style>
    <style:style style:name="T199" style:family="text">
      <style:text-properties officeooo:rsid="03049db4"/>
    </style:style>
    <style:style style:name="T200" style:family="text">
      <style:text-properties officeooo:rsid="03085e86"/>
    </style:style>
    <style:style style:name="T201" style:family="text">
      <style:text-properties officeooo:rsid="0315915c"/>
    </style:style>
    <style:style style:name="T202" style:family="text">
      <style:text-properties officeooo:rsid="03163311"/>
    </style:style>
    <style:style style:name="T203" style:family="text">
      <style:text-properties officeooo:rsid="03194003"/>
    </style:style>
    <style:style style:name="T204" style:family="text">
      <style:text-properties officeooo:rsid="031dab33"/>
    </style:style>
    <style:style style:name="T205" style:family="text">
      <style:text-properties officeooo:rsid="0320e137"/>
    </style:style>
    <style:style style:name="T206" style:family="text">
      <style:text-properties officeooo:rsid="0324121a"/>
    </style:style>
    <style:style style:name="T207" style:family="text">
      <style:text-properties officeooo:rsid="032bcc63"/>
    </style:style>
    <style:style style:name="T208" style:family="text">
      <style:text-properties officeooo:rsid="032dc595"/>
    </style:style>
    <style:style style:name="T209" style:family="text">
      <style:text-properties officeooo:rsid="032f8484"/>
    </style:style>
    <style:style style:name="T210" style:family="text">
      <style:text-properties officeooo:rsid="03303df3"/>
    </style:style>
    <style:style style:name="T211" style:family="text">
      <style:text-properties officeooo:rsid="03303ebc"/>
    </style:style>
    <style:style style:name="T212" style:family="text">
      <style:text-properties officeooo:rsid="033054b4"/>
    </style:style>
    <style:style style:name="T213" style:family="text">
      <style:text-properties officeooo:rsid="03321d6b"/>
    </style:style>
    <style:style style:name="T214" style:family="text">
      <style:text-properties officeooo:rsid="0333337c"/>
    </style:style>
    <style:style style:name="T215" style:family="text">
      <style:text-properties officeooo:rsid="0334b252"/>
    </style:style>
    <style:style style:name="T216" style:family="text">
      <style:text-properties officeooo:rsid="01645117"/>
    </style:style>
    <style:style style:name="T217" style:family="text">
      <style:text-properties officeooo:rsid="0335a3d3"/>
    </style:style>
    <style:style style:name="T218" style:family="text">
      <style:text-properties officeooo:rsid="0338a6ce"/>
    </style:style>
    <style:style style:name="T219" style:family="text">
      <style:text-properties officeooo:rsid="0338a977"/>
    </style:style>
    <style:style style:name="T220" style:family="text">
      <style:text-properties officeooo:rsid="033a11b9"/>
    </style:style>
    <style:style style:name="T221" style:family="text">
      <style:text-properties officeooo:rsid="033c5d32"/>
    </style:style>
    <style:style style:name="T222" style:family="text">
      <style:text-properties officeooo:rsid="033efded"/>
    </style:style>
    <style:style style:name="T223" style:family="text">
      <style:text-properties officeooo:rsid="034595a7"/>
    </style:style>
    <style:style style:name="T224" style:family="text">
      <style:text-properties officeooo:rsid="034842f2"/>
    </style:style>
    <style:style style:name="T225" style:family="text">
      <style:text-properties officeooo:rsid="034c06b6"/>
    </style:style>
    <style:style style:name="T226" style:family="text">
      <style:text-properties officeooo:rsid="034e910c"/>
    </style:style>
    <style:style style:name="T227" style:family="text">
      <style:text-properties officeooo:rsid="03506cad"/>
    </style:style>
    <style:style style:name="T228" style:family="text">
      <style:text-properties officeooo:rsid="03521a10"/>
    </style:style>
    <style:style style:name="T229" style:family="text">
      <style:text-properties officeooo:rsid="03535e59"/>
    </style:style>
    <style:style style:name="T230" style:family="text">
      <style:text-properties officeooo:rsid="0357e4a7"/>
    </style:style>
    <style:style style:name="T231" style:family="text">
      <style:text-properties officeooo:rsid="035ccc56"/>
    </style:style>
    <style:style style:name="T232" style:family="text">
      <style:text-properties officeooo:rsid="0362781f"/>
    </style:style>
    <style:style style:name="T233" style:family="text">
      <style:text-properties officeooo:rsid="0375ff68"/>
    </style:style>
    <style:style style:name="T234" style:family="text">
      <style:text-properties officeooo:rsid="03771342"/>
    </style:style>
    <style:style style:name="T235" style:family="text">
      <style:text-properties officeooo:rsid="0379634e"/>
    </style:style>
    <style:style style:name="T236" style:family="text">
      <style:text-properties officeooo:rsid="037ca3eb"/>
    </style:style>
    <style:style style:name="T237" style:family="text">
      <style:text-properties officeooo:rsid="037ec475"/>
    </style:style>
    <style:style style:name="T238" style:family="text">
      <style:text-properties officeooo:rsid="037f60b6"/>
    </style:style>
    <style:style style:name="T239" style:family="text">
      <style:text-properties officeooo:rsid="03831cc3"/>
    </style:style>
    <style:style style:name="T240" style:family="text">
      <style:text-properties officeooo:rsid="0384eee7"/>
    </style:style>
    <style:style style:name="T241" style:family="text">
      <style:text-properties officeooo:rsid="0385832c"/>
    </style:style>
    <style:style style:name="T242" style:family="text">
      <style:text-properties officeooo:rsid="0387cc4f"/>
    </style:style>
    <style:style style:name="T243" style:family="text">
      <style:text-properties officeooo:rsid="038e4c4e"/>
    </style:style>
    <style:style style:name="T244" style:family="text">
      <style:text-properties officeooo:rsid="0397e6ee"/>
    </style:style>
    <style:style style:name="T245" style:family="text">
      <style:text-properties officeooo:rsid="0399692a"/>
    </style:style>
    <style:style style:name="T246" style:family="text">
      <style:text-properties officeooo:rsid="039c471f"/>
    </style:style>
    <style:style style:name="T247" style:family="text">
      <style:text-properties officeooo:rsid="039e2d3d"/>
    </style:style>
    <style:style style:name="T248" style:family="text">
      <style:text-properties officeooo:rsid="039f1638"/>
    </style:style>
    <style:style style:name="T249" style:family="text">
      <style:text-properties officeooo:rsid="03a56eb8"/>
    </style:style>
    <style:style style:name="T250" style:family="text">
      <style:text-properties officeooo:rsid="03a79c6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1" text:outline-level="1"><text:bookmark-start text:name="__RefHeading___Toc4322_252700838"/><text:span text:style-name="T185">Twister2 - </text:span>Kubernetes Integration<text:bookmark-end text:name="__RefHeading___Toc4322_252700838"/></text:h>
      <text:p text:style-name="P1">by Ahmet Uyar</text:p>
      <text:p text:style-name="Text_20_body"/>
      <text:p text:style-name="P140">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39">In addition to running Twister2 jobs on Kubernetes clusters, I have implemented 5 <text:span text:style-name="T235">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_Toc4322_252700838" text:style-name="Index_20_Link" text:visited-style-name="Index_20_Link">Twister2 - Kubernetes Integration<text:tab/>1</text:a></text:p>
          <text:p text:style-name="P180"><text:a xlink:type="simple" xlink:href="#__RefHeading___Toc4012_252700838" text:style-name="Index_20_Link" text:visited-style-name="Index_20_Link">Kubernetes Overview<text:tab/>1</text:a></text:p>
          <text:p text:style-name="P180"><text:a xlink:type="simple" xlink:href="#__RefHeading___Toc4028_252700838" text:style-name="Index_20_Link" text:visited-style-name="Index_20_Link">Implementing Twister2 Jobs on Kubernetes<text:tab/>3</text:a></text:p>
          <text:p text:style-name="P180"><text:a xlink:type="simple" xlink:href="#__RefHeading___Toc4032_252700838" text:style-name="Index_20_Link" text:visited-style-name="Index_20_Link">Packaging and Running Twister2 in Kubernetes<text:tab/>4</text:a></text:p>
          <text:p text:style-name="P180"><text:a xlink:type="simple" xlink:href="#__RefHeading___Toc4050_252700838" text:style-name="Index_20_Link" text:visited-style-name="Index_20_Link">Building Docker Images for Twister2<text:tab/>6</text:a></text:p>
          <text:p text:style-name="P180"><text:a xlink:type="simple" xlink:href="#__RefHeading___Toc4054_252700838" text:style-name="Index_20_Link" text:visited-style-name="Index_20_Link">Worker Discovery API<text:tab/>7</text:a></text:p>
          <text:p text:style-name="P180"><text:a xlink:type="simple" xlink:href="#__RefHeading___Toc4068_252700838" text:style-name="Index_20_Link" text:visited-style-name="Index_20_Link">Persistent Storage API<text:tab/>9</text:a></text:p>
          <text:p text:style-name="P180"><text:a xlink:type="simple" xlink:href="#__RefHeading___Toc4078_252700838" text:style-name="Index_20_Link" text:visited-style-name="Index_20_Link">Persistent Logging API<text:tab/>10</text:a></text:p>
          <text:p text:style-name="P180"><text:a xlink:type="simple" xlink:href="#__RefHeading___Toc4088_252700838" text:style-name="Index_20_Link" text:visited-style-name="Index_20_Link">Services for Twister2 Jobs<text:tab/>12</text:a></text:p>
          <text:p text:style-name="P180"><text:a xlink:type="simple" xlink:href="#__RefHeading___Toc4096_252700838" text:style-name="Index_20_Link" text:visited-style-name="Index_20_Link">Worker Binding and Mapping<text:tab/>13</text:a></text:p>
          <text:p text:style-name="P180"><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09" text:outline-level="2"><text:bookmark-start text:name="__RefHeading___Toc4012_252700838"/>Kubernetes <text:span text:style-name="T232">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4189701141389042298" text:style-name="L1">
        <text:list-item>
          <text:p text:style-name="P190">pods</text:p>
        </text:list-item>
        <text:list-item>
          <text:p text:style-name="P190">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1215662781380285669" text:style-name="L2">
        <text:list-item>
          <text:p text:style-name="P191">a file system that can be shared by the running containers in the pod</text:p>
        </text:list-item>
        <text:list-item>
          <text:p text:style-name="P191">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6">dependency</text:span>.</text:p>
      <text:p text:style-name="P3"/>
      <text:p text:style-name="P7">Containers run in pods <text:span text:style-name="T186">in Kubernetes</text:span>. There can be one or multiple containers running on a pod. </text:p>
      <text:p text:style-name="P7"/>
      <text:p text:style-name="P9">Container to Container Communication<text:span text:style-name="T236">s</text:span></text:p>
      <text:p text:style-name="P8">Containers use the IP address of the <text:span text:style-name="T186">encompassing </text:span>pod to communicate with others. Containers have their own port numbers <text:span text:style-name="T187">though</text:span>. </text:p>
      <text:list xml:id="list5953271999020558490" text:style-name="L3">
        <text:list-item>
          <text:p text:style-name="P192">Containers can communicate with other containers in the same pod with shared files or localhost network interface. </text:p>
        </text:list-item>
        <text:list-item>
          <text:p text:style-name="P193">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7877247481684081788" text:style-name="L4">
        <text:list-item>
          <text:p text:style-name="P194">It can restart failed containers. </text:p>
        </text:list-item>
        <text:list-item>
          <text:p text:style-name="P194">It can increase the number of instances running or decrease them. </text:p>
        </text:list-item>
        <text:list-item>
          <text:p text:style-name="P194">It can help rolling updates to applications. </text:p>
        </text:list-item>
        <text:list-item>
          <text:p text:style-name="P194">It provides monitoring tools for pods and containers. </text:p>
        </text:list-item>
        <text:list-item>
          <text:p text:style-name="P194">It provides networking facilities. It provides internal IP addresses to each pod. It can also expose pod <text:span text:style-name="T188">applications</text:span> to outside <text:span text:style-name="T188">world </text:span>by setting <text:span text:style-name="T188">up </text:span>services. </text:p>
        </text:list-item>
        <text:list-item>
          <text:p text:style-name="P195">It provides pod binding and mapping to nodes in clusters. Users can request their pods to run in some specific nodes or vice versa. </text:p>
        </text:list-item>
      </text:list>
      <text:p text:style-name="P11"/>
      <text:p text:style-name="P13">Kubernetes provides many types of pod management <text:span text:style-name="T189">constructs</text:span>. Some of them are </text:p>
      <text:list xml:id="list1846073653250170430" text:style-name="L5">
        <text:list-item>
          <text:p text:style-name="P196">Deployments</text:p>
        </text:list-item>
        <text:list-item>
          <text:p text:style-name="P196">StatefulSets</text:p>
        </text:list-item>
        <text:list-item>
          <text:p text:style-name="P196">Jobs</text:p>
        </text:list-item>
        <text:list-item>
          <text:p text:style-name="P197">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1819309458793415346" text:style-name="L6">
        <text:list-item>
          <text:p text:style-name="P198">A new state can be defined and the system can be moved to the new state <text:span text:style-name="T3">at a controlled rate.</text:span></text:p>
        </text:list-item>
        <text:list-item>
          <text:p text:style-name="P198">It can rollback to an earlier Deployment revision if the current state of the Deployment is not stable. </text:p>
        </text:list-item>
        <text:list-item>
          <text:p text:style-name="P199">Scale up the Deployment to facilitate more load. </text:p>
        </text:list-item>
        <text:list-item>
          <text:p text:style-name="P199">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7687633137886166289" text:style-name="L7">
        <text:list-item>
          <text:p text:style-name="P200">Stable, unique network identifiers.</text:p>
        </text:list-item>
        <text:list-item>
          <text:p text:style-name="P200">Stable, persistent storage.</text:p>
        </text:list-item>
        <text:list-item>
          <text:p text:style-name="P200">Ordered, graceful deployment and scaling.</text:p>
        </text:list-item>
        <text:list-item>
          <text:p text:style-name="P200"><text:soft-page-break/>Ordered, graceful deletion and termination.</text:p>
        </text:list-item>
        <text:list-item>
          <text:p text:style-name="P208">Ordered, automated rolling updates.</text:p>
        </text:list-item>
      </text:list>
      <text:p text:style-name="P183"><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84"><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85"><text:span text:style-name="T6">Requirement</text:span>: StatefulSets currently require a Headless Service to be responsible for the network identity of the Pods. You are responsible for creating this Service.</text:p>
      <text:p text:style-name="P186"><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7">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8"><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9"><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90">s</text:span>. They are initialized and ended by users. Kubernetes does not provide any services. <text:span text:style-name="T236">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92">We decided to </text:span>us<text:span text:style-name="T192">e</text:span> StatefulSets <text:span text:style-name="T191">for implementing Twister2 jobs on Kubernetes</text:span>:</text:p>
      <text:list xml:id="list2172543119689570914" text:style-name="L8">
        <text:list-item>
          <text:p text:style-name="P201"><text:span text:style-name="T193">They p</text:span>rovide unique IDs for <text:span text:style-name="T193">all </text:span>pods <text:span text:style-name="T193">in a job</text:span></text:p>
        </text:list-item>
        <text:list-item>
          <text:p text:style-name="P202"><text:span text:style-name="T193">They p</text:span>rovide persistent storage <text:span text:style-name="T193">support</text:span></text:p>
        </text:list-item>
        <text:list-item>
          <text:p text:style-name="P203"><text:span text:style-name="T194">They support services for e</text:span>xternal communication<text:span text:style-name="T237">s</text:span></text:p>
        </text:list-item>
      </text:list>
      <text:p text:style-name="P18">Disadvantages of StatefulSets:</text:p>
      <text:list xml:id="list2515759471333226150" text:style-name="L9">
        <text:list-item>
          <text:p text:style-name="P204">We need to monitor pod completions and delete the <text:span text:style-name="T195">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5">Initialization cost<text:span text:style-name="T196">s</text:span> <text:span text:style-name="T196">of StatefulSets are a little longer than the i</text:span>nitialization cost<text:span text:style-name="T196">s</text:span> <text:span text:style-name="T196">of</text:span> Jobs. My tests shows that it takes 5-10% more <text:span text:style-name="T196">time </text:span>to initialize a StatefulSet compared to a Job. </text:p>
        </text:list-item>
      </text:list>
      <text:p text:style-name="P19"/>
      <text:p text:style-name="P19">Heron <text:span text:style-name="T197">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8">when </text:span>implement<text:span text:style-name="T198">ing</text:span> Twister2 workers in Kubernetes:</text:p>
      <text:list xml:id="list5370243977318254331" text:style-name="L10">
        <text:list-item>
          <text:p text:style-name="P206"><text:span text:style-name="T6">One worker one pod:</text:span> One worker can run in each pod.</text:p>
        </text:list-item>
        <text:list-item>
          <text:p text:style-name="P206"><text:span text:style-name="T6">One worker one container:</text:span> <text:span text:style-name="T199">M</text:span>ultiple workers can run in each pod as separate containers.</text:p>
        </text:list-item>
        <text:list-item>
          <text:p text:style-name="P207"><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200">seems to </text:span>be <text:span text:style-name="T200">the </text:span>best <text:span text:style-name="T200">option </text:span>for our case. <text:span text:style-name="T200">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154">We implemented two types of job package transfers:</text:p>
      <text:list xml:id="list7592221693560983921" text:style-name="L11">
        <text:list-item>
          <text:p text:style-name="P212">Transferring the job package to the persistent storage</text:p>
        </text:list-item>
        <text:list-item>
          <text:p text:style-name="P212">Transferring the job package to all pods</text:p>
        </text:list-item>
      </text:list>
      <text:p text:style-name="P155">In the first solution, we transfer the job package to the persistent storage that is shared by all pods in a job. Then, the first worker in each pod unpacks the job package to its local memory based shared volume. <text:span text:style-name="T249">Each worker loads the job package from this local shared volume. For this to work, the job has to have persistent storage support. Transferring the job package through persistent storage can be enabled/disabled by a configuration parameter: kubernetes.persistent.volume.uploading. By default, its value is true. If its value is set to false, then the second job package upload method is used. </text:span></text:p>
      <text:p text:style-name="P156"><text:soft-page-break/>In the second solution, the job package is transferred to each pod in parallel. The client program uploads the job package to each pod using kubectl cp command. </text:p>
      <text:p text:style-name="P29">After the <text:span text:style-name="T250">StatefulSet create request </text:span>is submitted <text:span text:style-name="T250">to the Kubernetes master</text:span>, <text:span text:style-name="T250">t</text:span>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22"><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8"><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0. It can be changed in source code. </text:span></text:p>
      <text:h text:style-name="Heading_20_3" text:outline-level="3"><text:bookmark-start text:name="__RefHeading___Toc4040_252700838"/>Shared Directory in Pods<text:bookmark-end text:name="__RefHeading___Toc4040_252700838"/></text:h>
      <text:p text:style-name="P141">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42">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text:soft-page-break/>Monitoring the status of Job Package Transfer<text:bookmark-end text:name="__RefHeading___Toc4044_252700838"/></text:h>
      <text:p text:style-name="P143">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6">First Worker Start</text:p>
      <text:p text:style-name="P123">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6">Other Workers</text:p>
      <text:p text:style-name="P123">When a worker other than the first worker starts in a pod, it checks the flag file in the shared directory. It waits until it sees the flag file. When the flag file is written by the first worker, it proceeds. </text:p>
      <text:p text:style-name="P124"><text:span text:style-name="T12">Unpacking by the submitting client?</text:span><text:span text:style-name="T36"> </text:span></text:p>
      <text:p text:style-name="P124"><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201">the </text:span>Job Package<text:bookmark-end text:name="__RefHeading___Toc4046_252700838"/></text:h>
      <text:p text:style-name="P125">Since the job package is transferred after the workers are started, job jar file needs to be loaded <text:span text:style-name="T201">into JVM </text:span>dynamically. <text:span text:style-name="T202">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49"><text:span text:style-name="T22">Automatic Termination of </text:span><text:span text:style-name="T19">Jobs:</text:span><text:span text:style-name="T237"> </text:span>StatefulSets are supposed to be long running services. They are restarted if they finish <text:span text:style-name="T206">and exit </text:span>by <text:span text:style-name="T206">the</text:span> Kubernetes master. Therefore, instead of simply exiting when they are finished, they need to be deleted <text:span text:style-name="T206">explicitly</text:span>. <text:span text:style-name="T205">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51"><text:span text:style-name="T6">Dynamic Worker Additions/Removal</text:span>: In our current implementation, new workers can not be added after a job is started or some workers can not be removed from the job <text:span text:style-name="T238">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52"><text:span text:style-name="T20">Worker </text:span><text:span text:style-name="T21">Res</text:span><text:span text:style-name="T6">tarts After Failures</text:span>: We need to go over the worker implementation to make sure that the worker functions properly after failures. <text:span text:style-name="T242">Currently this has not been considered. </text:span></text:p>
      <text:h text:style-name="Heading_20_2" text:outline-level="2"><text:bookmark-start text:name="__RefHeading___Toc4050_252700838"/><text:soft-page-break/>Building Docker Images for Twister2<text:bookmark-end text:name="__RefHeading___Toc4050_252700838"/></text:h>
      <text:p text:style-name="P144">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pan text:style-name="T203">Two </text:span>Dockerfile<text:span text:style-name="T203">s are</text:span> <text:span text:style-name="T48">written for generating twister2 images. One of them is to generate Twister2 base image and the second one is to generate Twister2 project image. </text:span><text:s/></text:p>
      <text:p text:style-name="P126">Kubernetes pods can pull the twister2 images in each run or only if the image is not locally present. A config<text:span text:style-name="T239">uration</text:span> parameter is introduced to set this. <text:span text:style-name="T47">Configuration parameter name is: <text:tab/>kubernetes.image.pull.policy</text:span></text:p>
      <text:p text:style-name="P127">Users can set it to “IfNotPresent” or “Always”. </text:p>
      <text:h text:style-name="Heading_20_3" text:outline-level="3"><text:bookmark-start text:name="__RefHeading___Toc4052_252700838"/>Limitations and Future Works<text:bookmark-end text:name="__RefHeading___Toc4052_252700838"/></text:h>
      <text:p text:style-name="P128">Docker image generation may be integrated <text:span text:style-name="T240">in</text:span>to bazel build process. Currently, I am doing it independent of bazel builds. </text:p>
      <text:p text:style-name="P129">Currently, I uploaded Twister2 images to my free account at Docker Hub. We need to create a project account on Docker Hub and upload the images to there. </text:p>
      <text:p text:style-name="P130">We need to also give proper version numbers to these Docker images. <text:span text:style-name="T207">We need to set this at least before the first release. </text:span></text:p>
      <text:p text:style-name="P150">We should also consider publish<text:span text:style-name="T240">ing</text:span> the <text:span text:style-name="T241">Twister2 </text:span>docker images to other image hubs <text:span text:style-name="T241">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8">I developed a J</text:span>ava interface is for general worker discovery functionality. It has the following methods: </text:p>
      <text:p text:style-name="P179">public interface IWorkerController {</text:p>
      <text:p text:style-name="P157">WorkerInfo getWorkerInfo();</text:p>
      <text:p text:style-name="P157">WorkerInfo getWorkerInfoForID(int id);</text:p>
      <text:p text:style-name="P157">int getNumberOfWorkers();</text:p>
      <text:p text:style-name="P157">List&lt;WorkerInfo&gt; getWorkerList();</text:p>
      <text:p text:style-name="P157">List&lt;WorkerInfo&gt; waitForAllWorkersToJoin(long timeLimit);</text:p>
      <text:p text:style-name="P175">}</text:p>
      <text:p text:style-name="P33">This interface is implemented by the class WorkerController in <text:span text:style-name="T209">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10">unique</text:span> integer ID.</text:p>
      <text:p text:style-name="P34">IDs start from 0 and increase <text:span text:style-name="T38">s</text:span>equentially without any gaps <text:span text:style-name="T211">in between</text:span>. </text:p>
      <text:p text:style-name="P38"><text:soft-page-break/>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We construct <text:span text:style-name="T42">unique worker IDs by using pod name and container name indexes. The worker ID formula is: (podIndex x ContainersPerPod) + containerIndex.</text:span></text:p>
      <text:p text:style-name="P35">Each worker has a unique <text:span text:style-name="T211">&lt;</text:span>IP<text:span text:style-name="T211">&gt;</text:span>:<text:span text:style-name="T211">&lt;</text:span>Port<text:span text:style-name="T211">&gt;</text:span> combination. <text:span text:style-name="T39">Currently each worker has one TCP port. More ports can be added later on as needed. </text:span></text:p>
      <text:p text:style-name="P36">IP address of each pod is sent to the container<text:span text:style-name="T212">s</text:span> as an environment variable using downward <text:span text:style-name="T212">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13">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13">the </text:span>config<text:span text:style-name="T213">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31">Multiple workers can be started in a pod. This is controlled by a config parameter: <text:span text:style-name="T214">kubernetes.workers.per.pod.</text:span></text:p>
      <text:p text:style-name="P132">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15">Each worker </text:span>watch<text:span text:style-name="T215">es</text:span> pod running events and when a pod reaches to “Running” phase, we assume that all workers in that pod started running. </text:p>
      <text:p text:style-name="P41"><text:soft-page-break/>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33"><text:span text:style-name="T17">Watching Workers to Start:</text:span><text:span text:style-name="T216"> Each worker watches pod running events and when a pod reaches to “Running” phase, we assume that all workers in that pod started running. </text:span></text:p>
      <text:p text:style-name="P42">This is not exactly accurate. It is a close assumption. A more accurate solution can be developed when state manager component is developed. In that each worker can register its statuses. Therefore, we can get a more clear picture of each worker status. </text:p>
      <text:p text:style-name="P134"><text:span text:style-name="T6">Multiple Port Numbers for Workers:</text:span> Currently each worker is assigned only one port. It can be a TCP or UDP port. <text:span text:style-name="T217">More ports can be assigned to workers. </text:span></text:p>
      <text:h text:style-name="Heading_20_2" text:outline-level="2"><text:bookmark-start text:name="__RefHeading___Toc4068_252700838"/>Persistent Storage <text:span text:style-name="T233">API</text:span><text:bookmark-end text:name="__RefHeading___Toc4068_252700838"/></text:h>
      <text:p text:style-name="P48">Persistent Storage support is added to Twister2. It is added for N<text:span text:style-name="T50">etwork </text:span>F<text:span text:style-name="T50">ile </text:span>S<text:span text:style-name="T50">ystem (NFS)</text:span>. <text:span text:style-name="T50">Other file systems can be added with some additions to the code. </text:span>NFS is installed on 4 echo machines. The server is installed on the machine <text:span text:style-name="T218">x.x.x</text:span>.81. NFS Client<text:span text:style-name="T51">s</text:span> <text:span text:style-name="T51">are</text:span> installed on <text:span text:style-name="T218">the </text:span>other 3 machines. Server machine shares it<text:span text:style-name="T218">s</text:span> <text:span text:style-name="T6">/nfs/shared</text:span> directory with the client machines. </text:p>
      <text:p text:style-name="P61">Twister2 pods are started at client machines. Each pod attaches itself to the shared NFS directory. Each pod has a persistent volume called: /persistent. Under this directory, a new directory is created for each job. The job directory consists of &lt;jobname&gt;-&lt;timestamp&gt;. Under the job directory, a separate directory is created for each worker if requested. Worker directory name<text:span text:style-name="T218">s are</text:span> in the form of: &lt;worker&gt;-&lt;workerID&gt;. </text:p>
      <text:h text:style-name="Heading_20_3" text:outline-level="3"><text:bookmark-start text:name="__RefHeading___Toc4070_252700838"/><text:span text:style-name="T53">Configuration </text:span>Settings<text:bookmark-end text:name="__RefHeading___Toc4070_252700838"/></text:h>
      <text:p text:style-name="P49">NFS server address and the shared path on the server must be specified in configuration files. The config parameters are: <text:span text:style-name="T52">nfs.server.address, nfs.server.path. </text:span></text:p>
      <text:p text:style-name="P50">In addition, there is a configuration parameter that tells to twister2 whether to create a persistent volume. <text:span text:style-name="T54">It has to have the value of “true” to get a persistent volume. This configuration parameter is: persistent.volume.requested. </text:span></text:p>
      <text:p text:style-name="P51"><text:span text:style-name="T18">Persistent Volume Sizes:</text:span><text:span text:style-name="T220"> </text:span>There are two configuration parameters to determine the size of persistent volumes. One parameter determines the size of the persistent volume on each worker. It is called: persistent.volume.per.worker. </text:p>
      <text:p text:style-name="P52">The other size parameter determines the total persistent volume requested for all workers. This <text:span text:style-name="T56">needs </text:span>to be equal or greater <text:span text:style-name="T219">than </text:span>the total volume<text:span text:style-name="T55">s</text:span> <text:span text:style-name="T55">requested for workers. It is called: persistent.volume.total. </text:span></text:p>
      <text:p text:style-name="P53"><text:span text:style-name="T14">Access</text:span><text:span text:style-name="T6"> </text:span><text:span text:style-name="T14">Modes:</text:span><text:span text:style-name="T57"> Pods can have read/write access to the persistent volume. By default pods have ReadWriteMany access. It can be changed from the configuration files by using the configuration parameter: kubernetes.storage.access.mode. The options are ReadWriteMany, ReadWriteOnce and </text:span><text:soft-page-break/><text:span text:style-name="T57">ReadOnlyMany. In the case of ReadWriteOnce, only one pod can write. In the case of ReadOnlyMany, all pods can only read. </text:span></text:p>
      <text:p text:style-name="P62"><text:span text:style-name="T6">Reclaim Policy</text:span>: Reclaim policy determines the behavior of the volume after the job is <text:span text:style-name="T221">finished</text:span>. If its value is “Retain”, the persistent volume will be retained in the drive. If its value is “Delete”, the persistent volume will be deleted after the job is done. The configuration parameter is: kubernetes.storage.reclaim.policy. </text:p>
      <text:h text:style-name="Heading_20_3" text:outline-level="3"><text:bookmark-start text:name="__RefHeading___Toc4072_252700838"/>Design Issues<text:bookmark-end text:name="__RefHeading___Toc4072_252700838"/></text:h>
      <text:p text:style-name="P54">Kubernetes has two constructs related to persistent volumes: PersistentVolume and <text:s/>PersistentVolumeClaim. <text:s/>PersistentVolume <text:span text:style-name="T59">talks to NFS server and determines the total requested volume. First, a </text:span>PersistentVolume <text:span text:style-name="T60">needs to be created. Then a </text:span>PersistentVolume<text:span text:style-name="T60">Claim is created. Pods use </text:span>PersistentVolume<text:span text:style-name="T61">Claims to attach themselves to the NFS server. </text:span></text:p>
      <text:p text:style-name="P55">For each Twister2 job, we needed to create a new <text:span text:style-name="T58">PersistentVolume</text:span>Claim. Before the StatefulSet object is created, we create a <text:span text:style-name="T58">PersistentVolume</text:span>Claim in Kubernetes master. The pods use this <text:s/><text:span text:style-name="T58">PersistentVolume</text:span>Claim to connect to the NFS server. When we delete the job, we also delete this <text:s/><text:span text:style-name="T58">PersistentVolume</text:span>Claim. The name of this <text:span text:style-name="T58">PersistentVolume</text:span>Claim object is constructed by using job name as a suffix. </text:p>
      <text:p text:style-name="P56">The thing that is not really clear was whether we need to create a separate <text:span text:style-name="T58">PersistentVolume </text:span>object<text:span text:style-name="T222">s</text:span> for each job. <text:span text:style-name="T62">Should we have a long running PersistentVolume object or should we create a PersistentVolume object for each job. At the end, we decided to create a PersistentVolume object for each job. It is created before PersistentVolumeClaim and StatefulSet. The reason is that this is easier for the user. In addition, when a PersistentVolumeClaim is deleted, its PersistentVolume object becomes released. Then it refuses to connect the new PersistentVolumeClaim objects. Therefore, we decided to create a PersistentVolume for each job. Its name uses job name as a suffix also. </text:span></text:p>
      <text:h text:style-name="Heading_20_3" text:outline-level="3"><text:bookmark-start text:name="__RefHeading___Toc4074_252700838"/>PersistentVolume Interface: <text:span text:style-name="T63">I</text:span>PersistentVolume<text:bookmark-end text:name="__RefHeading___Toc4074_252700838"/></text:h>
      <text:p text:style-name="P57"><text:span text:style-name="T64">An interface is added to Twister2 package for letting workers access persistent volumes. The interface name is: </text:span><text:span text:style-name="T66">edu.iu.dsc.tws.rsched.spi.container.</text:span><text:span text:style-name="T65">IPersistentVolume</text:span></text:p>
      <text:p text:style-name="P58">The interface has methods for two directories: job directory and worker directory. <text:span text:style-name="T72">Job directory is shared among all workers in a job. Worker directory is created for each worker. In addition, it returns the persistent log file name for this worker. </text:span></text:p>
      <text:p text:style-name="P59">The methods are: </text:p>
      <text:p text:style-name="P158">String getJobDirPath();</text:p>
      <text:p text:style-name="P158">String getWorkerDirPath();</text:p>
      <text:p text:style-name="P158"><text:span text:style-name="T75">boolean</text:span><text:span text:style-name="T73"> </text:span>jobDirExists();</text:p>
      <text:p text:style-name="P158"><text:span text:style-name="T75">boolean</text:span><text:span text:style-name="T73"> </text:span>workerDirExists();</text:p>
      <text:p text:style-name="P158">File getJobDir();</text:p>
      <text:p text:style-name="P158">File getWorkerDir();</text:p>
      <text:p text:style-name="P160">String getLogFileName();</text:p>
      <text:p text:style-name="P158"/>
      <text:p text:style-name="P60"><text:span text:style-name="T74">IPersistentVolume interface is implemented in the class: </text:span><text:span text:style-name="T65">edu.iu.dsc.tws.rsched.schedulers.k8s.worker.K8sPersistentVolume</text:span></text:p>
      <text:p text:style-name="P135"><text:soft-page-break/>An instrance of this class is passed to the worker process. Therefore, it will be able to use the persistent storage provided by Twister2. </text:p>
      <text:h text:style-name="Heading_20_3" text:outline-level="3"><text:bookmark-start text:name="__RefHeading___Toc4076_252700838"/>Limitations and Future Works<text:bookmark-end text:name="__RefHeading___Toc4076_252700838"/></text:h>
      <text:p text:style-name="P136">Persistent storage is only implemented for NFS. Kubernetes supports many other network <text:span text:style-name="T224">storage </text:span>systems. Persistent storage support for other storage systems need to be added. Particularly, the support for Amazon <text:span text:style-name="T223">AWS, Google GCE, Azure Disk Storage, etc. can be added. To test these 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7">Persistent </text:span>Logging <text:span text:style-name="T234">API</text:span><text:bookmark-end text:name="__RefHeading___Toc4078_252700838"/></text:h>
      <text:p text:style-name="P63">Kubernetes saves applications logs in files under /var/log directory in <text:span text:style-name="T78">agent</text:span> machines. <text:span text:style-name="T78">Since there are many agent machines in a cluster, these files are distributed in the cluster. In addition, these log files are deleted when pods are deleted. Therefore, we implemented a persistent logging mechanism for Twister2 jobs. </text:span></text:p>
      <text:p text:style-name="P64">We save <text:span text:style-name="T79">all</text:span> log files in a job <text:span text:style-name="T80">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71">We implemented two <text:span text:style-name="T88">types of </text:span>logging mechanisms. <text:span text:style-name="T87">One of them uses Java logger redirection to a persistent file. The other gets log messages from Kubernetes master.</text:span></text:p>
      <text:p text:style-name="P72">In the first solution, we <text:span text:style-name="T89">add a FileHandler to the root logger of Java. The file is located in the persistent volume. So, Java logger directs the log messages to both the console and to this persistent log file. </text:span></text:p>
      <text:p text:style-name="P73"><text:span text:style-name="T244">In the second solution, we use Kubernetes log streams to save log messages. </text:span>Kubernetes <text:span text:style-name="T90">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74">This second approach puts more load on Kubernetes master. Log messages are directed through the master to workers. It may not be preferable in environments this <text:span text:style-name="T225">may </text:span>become a performance issue. <text:span text:style-name="T91">However, this method delivers all log messages to the persistent file including the System.out and System.err messages. </text:span></text:p>
      <text:p text:style-name="P65"><text:span text:style-name="T245">Another approach </text:span>would have been to run a <text:span text:style-name="T82">single </text:span>logger <text:span text:style-name="T82">application as a separate </text:span>container for the whole job. This logger could <text:span text:style-name="T245">have gotten </text:span>the log messages of all workers from Kubernetes master and save them to the files. <text:span text:style-name="T83">This would have required a separate container to run in addition to workers in each job. We did not implement this. </text:span></text:p>
      <text:h text:style-name="Heading_20_3" text:outline-level="3"><text:bookmark-start text:name="__RefHeading___Toc4082_252700838"/><text:soft-page-break/>Implementation Issues<text:bookmark-end text:name="__RefHeading___Toc4082_252700838"/></text:h>
      <text:p text:style-name="P66"><text:span text:style-name="T81">In Kubernetes Java client library, there are two methods to get log messages from Kubernetes master to workers. One method is to use a </text:span><text:span text:style-name="T65">ProgressListener</text:span><text:span text:style-name="T84"> interface and the other method is to use an </text:span><text:span text:style-name="T65">ApiCallback</text:span><text:span text:style-name="T69"> </text:span><text:span text:style-name="T84">interface. Both methods let the workers to get its log messages. </text:span></text:p>
      <text:p text:style-name="P67">I implemented <text:span text:style-name="T246">it using <text:s/></text:span><text:span text:style-name="T67">ProgressListener</text:span><text:span text:style-name="T84"> interface. Because, getting log messages from <text:s/></text:span><text:span text:style-name="T68">ApiCallback</text:span><text:span text:style-name="T70"> </text:span><text:span text:style-name="T84">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6"><text:span text:style-name="T247">Five</text:span> configuration parameters are added for persistent logging. </text:p>
      <text:p text:style-name="P75">First one shows whether the user wants Twister2 to save log messages to <text:span text:style-name="T93">the </text:span>persistent storage. <text:span text:style-name="T93">When its value is “true”, persistent logging is enabled. Otherwise, persistent value is disabled. Configuration parameter name </text:span>is called: <text:span text:style-name="T93">persistent.logging.requested</text:span></text:p>
      <text:p text:style-name="P153"><text:span text:style-name="T248">Other </text:span>configuration parameter<text:span text:style-name="T248">s: </text:span></text:p>
      <text:p text:style-name="P172">twister2.logging.level</text:p>
      <text:p text:style-name="P172">twister2.logging.max.file.size.mb</text:p>
      <text:p text:style-name="P172">twister2.logging.maximum.files</text:p>
      <text:p text:style-name="P172">twister2.logging.redirect.sysouterr</text:p>
      <text:p text:style-name="P178">The second parameters determines the log level. The third parameter shows the maximum size of the log files. The fourth parameter shows the maximum number of log files for a worker. The last parameter shows whether System.out and System.err streams should also be redirected to persistent storage. </text:p>
      <text:h text:style-name="Heading_20_3" text:outline-level="3"><text:bookmark-start text:name="__RefHeading___Toc4086_252700838"/><text:span text:style-name="T85">Logger Interface: </text:span><text:span text:style-name="T71">IWorkerLogger</text:span><text:bookmark-end text:name="__RefHeading___Toc4086_252700838"/></text:h>
      <text:p text:style-name="P68"><text:span text:style-name="T64">An interface is added to Twister2 package for letting workers to access the logger when kubernetes logging type is used. The interface name is: </text:span><text:span text:style-name="T66">edu.iu.dsc.tws.rsched.spi.container.IworkerLogger</text:span></text:p>
      <text:p text:style-name="P69">Each worker will be able to start and stop the logger through this interface. <text:span text:style-name="T86">In addition, it can access the name of the log file. It can also determine the logging start times. </text:span></text:p>
      <text:p text:style-name="P70">The methods are:</text:p>
      <text:p text:style-name="P159"><text:span text:style-name="T75">void</text:span><text:span text:style-name="T5"> </text:span>startLoggingSinceBeginning();</text:p>
      <text:p text:style-name="P159"><text:span text:style-name="T76">void</text:span><text:span text:style-name="T5"> </text:span>startLoggingSinceNow();</text:p>
      <text:p text:style-name="P159"><text:span text:style-name="T76">boolean</text:span><text:span text:style-name="T5"> </text:span>startLoggingSince(<text:span text:style-name="T76">int</text:span><text:span text:style-name="T5"> </text:span>sinceSecondsValue);</text:p>
      <text:p text:style-name="P159"><text:span text:style-name="T76">boolean</text:span><text:span text:style-name="T5"> </text:span>isFirstLogMessageReceived();</text:p>
      <text:p text:style-name="P159">String getLogFileName();</text:p>
      <text:p text:style-name="P159"><text:span text:style-name="T76">void</text:span><text:span text:style-name="T5"> </text:span>stopLogger();</text:p>
      <text:p text:style-name="P70"/>
      <text:h text:style-name="Heading_20_2" text:outline-level="2"><text:bookmark-start text:name="__RefHeading___Toc4088_252700838"/><text:soft-page-break/>Services <text:span text:style-name="T33">for Twister2 Jobs</text:span><text:bookmark-end text:name="__RefHeading___Toc4088_252700838"/></text:h>
      <text:p text:style-name="P85">We start a headless service for a regular Twister2 job. Those jobs does not expose any ports to external entities. However, each worker has its own port and it can communicate with other workers in the same job through that port. </text:p>
      <text:p text:style-name="P79">When a Twister2 job wants to expose some of its ports to external access, we use <text:span text:style-name="T94">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6">When there are multiple nodes in a cluster, if all those nodes have public IP addresses, NodePort service can be reached by using <text:span text:style-name="T226">any </text:span>one of those node IP addresses. It does not matter which node IP address the requests are sent to. All requests to all node IP addresses on NodePort are directed to one of the workers. </text:p>
      <text:p text:style-name="P87">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7">Two configuration parameters are added for <text:span text:style-name="T95">NodePort</text:span> <text:span text:style-name="T95">service</text:span>. </text:p>
      <text:p text:style-name="P80">One parameter shows whether a NodePort<text:span text:style-name="T92"> </text:span>service is requested <text:span text:style-name="T96">for</text:span> the submitted job. <text:span text:style-name="T97">Its value is false by default. When requesting a NodePort service, its value has to be “true”.</text:span></text:p>
      <text:p text:style-name="P81">kubernetes.node.port.service.requested: "true"</text:p>
      <text:p text:style-name="P82">The other parameter determines the port value for NodePort. <text:span text:style-name="T98">If the user does not set this parameter, then NodePort value is dynamically assigned. The user can learn the dynamically assigned NodePort value by querying Kubernetes master with the command “kubectl get services -o wide”. </text:span></text:p>
      <text:p text:style-name="P83">kubernetes.service.node.port: "30003"</text:p>
      <text:h text:style-name="Heading_20_3" text:outline-level="3"><text:bookmark-start text:name="__RefHeading___Toc4092_252700838"/>Limitations<text:bookmark-end text:name="__RefHeading___Toc4092_252700838"/></text:h>
      <text:p text:style-name="P78"><text:span text:style-name="T99">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8">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27">Future Works</text:span><text:bookmark-end text:name="__RefHeading___Toc4094_252700838"/></text:h>
      <text:p text:style-name="P84">Another alternative for exposing services with Kubernetes is to use LoadBalancers. We have not implemented LoadBalancer support yet. Since LoadBalancers are not installed on our cluster. </text:p>
      <text:p text:style-name="P89"><text:soft-page-break/>In this method, a load balancer gets the requests from external entities and directs them to workers in the cluster. <text:span text:style-name="T228">Load balancers are particularly used in cloud environments such as AWS or GCE. When we create a test environment on those systems, we can also implement the support for load balancers. </text:span></text:p>
      <text:p text:style-name="P90">A third approach is to use Ingress <text:span text:style-name="T100">Controller</text:span>. <text:span text:style-name="T100">It is a type of load balancer. Ingress Controller needs to be installed on the cluster separately. </text:span></text:p>
      <text:h text:style-name="Heading_20_2" text:outline-level="2"><text:bookmark-start text:name="__RefHeading___Toc4096_252700838"/>Worker Binding <text:span text:style-name="T178">and </text:span>Mapping <text:bookmark-end text:name="__RefHeading___Toc4096_252700838"/></text:h>
      <text:p text:style-name="P93">Worker binding is the process of binding workers to CPU cores . Bounded workers are prevented to be moved from one core to the other during <text:span text:style-name="T180">their </text:span>lifetime<text:span text:style-name="T180">s</text:span>. They finish the execution in the core <text:span text:style-name="T229">that</text:span> they are started. </text:p>
      <text:p text:style-name="P94">Worker mapping is the process of assigning workers to <text:span text:style-name="T230">nodes</text:span> around the cluster. <text:span text:style-name="T181">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Worker Binding<text:bookmark-end text:name="__RefHeading___Toc4098_252700838"/></text:h>
      <text:p text:style-name="P91">Kubernetes allows binding of pods to CPU cores. It is called static binding. <text:span text:style-name="T179">When a pod is started with static binding, that pod has exclusive ownership</text:span> <text:span text:style-name="T179">of the assigned core(s). Therefore, this pod is not moved to any other core during its lifetime. </text:span></text:p>
      <text:p text:style-name="P92"><text:span text:style-name="T179">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104">CPUSETS </text:span><text:span text:style-name="T103">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7">Configuration Parameters</text:p>
      <text:p text:style-name="P95">A boolean configuration parameter is added to the config<text:span text:style-name="T231">uration</text:span> files. If its value is set to “true”, static binding is performed. Otherwise, workers are not bounded to cores. <text:span text:style-name="T182">They may be moved during their lifetimes to other cores. The configuration parameter is: </text:span></text:p>
      <text:p text:style-name="P102"><text:tab/>kubernetes.bind.worker.to.cpu: "true"</text:p>
      <text:p text:style-name="P98">Binding All Workers</text:p>
      <text:p text:style-name="P103">When worker binding is requested, all workers in that job is bound to their cores. There is no binding for some workers in a job and not binding others. Either all workers are bounded or none of them are bounded. </text:p>
      <text:p text:style-name="P99">Binding Inefficiency</text:p>
      <text:p text:style-name="P104">Worker binding should be used with caution. Since only the assigned worker can use the cores, those cores may go idle sometimes and no other pods in the system can use them during their <text:soft-page-break/>lifetime. <text:span text:style-name="T183">Unnecessary use of worker binding may result in less than optimal utilization of computing resources. </text:span></text:p>
      <text:h text:style-name="P218" text:outline-level="3"><text:bookmark-start text:name="__RefHeading___Toc4100_252700838"/><text:span text:style-name="T172">Worker </text:span><text:span text:style-name="T173">to Nodes </text:span><text:span text:style-name="T174">Mapping</text:span><text:bookmark-end text:name="__RefHeading___Toc4100_252700838"/></text:h>
      <text:p text:style-name="P105"><text:span text:style-name="T102">Kubernetes provides some mechanism</text:span><text:span text:style-name="T112">s</text:span><text:span text:style-name="T102"> to map pods to nodes in </text:span><text:span text:style-name="T111">a</text:span><text:span text:style-name="T102"> cluster. </text:span><text:span text:style-name="T106">When submitting a job, users can request </text:span><text:span text:style-name="T107">that </text:span><text:span text:style-name="T109">worker </text:span><text:span text:style-name="T107">pods </text:span><text:span text:style-name="T113">to </text:span><text:span text:style-name="T108">be started in nodes with some labels. </text:span><text:span text:style-name="T113">Or they can request that pods not to be started in some nodes with some labels. In any case, p</text:span><text:span text:style-name="T109">od assignment to nodes are </text:span><text:span text:style-name="T110">handled by using labels. </text:span></text:p>
      <text:p text:style-name="P106"><text:span text:style-name="T110">I</text:span><text:span text:style-name="T102">n the first step, node labels are created </text:span><text:span text:style-name="T113">for cluster machines</text:span><text:span text:style-name="T102">. </text:span><text:span text:style-name="T113">In the second step, users </text:span><text:span text:style-name="T114">request their worker pods to be started based on those labels. </text:span><text:span text:style-name="T115">Node </text:span><text:span text:style-name="T156">labeling</text:span><text:span text:style-name="T115"> is performed by using kubectl command line tool. We assume that node </text:span><text:span text:style-name="T156">labeling</text:span><text:span text:style-name="T115"> is </text:span><text:span text:style-name="T116">performed</text:span><text:span text:style-name="T115"> prior to creating Twister2 jobs. </text:span><text:span text:style-name="T116">The format of the label creation command is as follows:</text:span></text:p>
      <text:p text:style-name="P145">&gt;kubectl label nodes &lt;node-name&gt; &lt;label-key&gt;=&lt;label-value&gt;</text:p>
      <text:p text:style-name="P107"><text:span text:style-name="T102">There are also some predefined labels in Kubernetes for each node. Some of these labels are as follows: kubernetes.io/hostname, </text:span><text:span text:style-name="T117">beta.kubernetes.io/os, beta.kubernetes.io/arch. Users can submit jobs based on these labels also. </text:span></text:p>
      <text:p text:style-name="P108"><text:span text:style-name="T117">T</text:span><text:span text:style-name="T102">he primary reason for requesting workers to be located in some nodes is that not all machine nodes in a cluster are the same. Some nodes might have different hardware such as faster disk, faster CPU, or extra hardware such as GPUs, </text:span><text:span text:style-name="T120">they might have extra</text:span><text:span text:style-name="T102"> installed software such as databases. </text:span><text:span text:style-name="T118">These machines are </text:span><text:span text:style-name="T119">first </text:span><text:span text:style-name="T120">labeled</text:span><text:span text:style-name="T119"> for these features and then users submit the jobs for their workers to be scheduled on </text:span><text:span text:style-name="T120">the </text:span><text:span text:style-name="T119">requested nodes. </text:span></text:p>
      <text:h text:style-name="P218" text:outline-level="3"><text:bookmark-start text:name="__RefHeading___Toc4102_252700838"/><text:span text:style-name="T171">W</text:span><text:span text:style-name="T101">orker Mapping Implementation</text:span><text:bookmark-end text:name="__RefHeading___Toc4102_252700838"/></text:h>
      <text:p text:style-name="P146">When requesting pod placement to nodes, users provide three types of data:</text:p>
      <text:list xml:id="list9172831247525499406" text:style-name="L12">
        <text:list-item>
          <text:p text:style-name="P214">label-key</text:p>
        </text:list-item>
        <text:list-item>
          <text:p text:style-name="P215">operator</text:p>
        </text:list-item>
        <text:list-item>
          <text:p text:style-name="P215">label-values</text:p>
        </text:list-item>
      </text:list>
      <text:p text:style-name="P109"><text:span text:style-name="T121">T</text:span><text:span text:style-name="T102">here are currently six operators: In, NotIn, Exists, DoesNotExist, Gt, Lt. </text:span></text:p>
      <text:p text:style-name="P110"><text:span text:style-name="T102">Two of the operators check for equality: <text:s/></text:span><text:span text:style-name="T122">In </text:span><text:span text:style-name="T102">and</text:span><text:span text:style-name="T122"> NotIn.</text:span></text:p>
      <text:p text:style-name="P110"><text:span text:style-name="T102">Two of the operators check for the existence of the given labels in nodes (They don’t check the values </text:span><text:span text:style-name="T156">of the keys</text:span><text:span text:style-name="T102">): <text:s/></text:span><text:span text:style-name="T122">Exists, DoesNotExist. </text:span></text:p>
      <text:p text:style-name="P110"><text:span text:style-name="T102">Two of the operators check for numerical comparison: <text:s/>Gt (greater than)</text:span><text:span text:style-name="T122"> </text:span><text:span text:style-name="T102">and</text:span><text:span text:style-name="T122"> </text:span><text:span text:style-name="T102">Lt (less than)</text:span><text:span text:style-name="T122">.</text:span></text:p>
      <text:h text:style-name="Heading_20_3" text:outline-level="3"><text:span text:style-name="T184">C</text:span>onfiguration Parameters </text:h>
      <text:p text:style-name="P112"><text:span text:style-name="T102">In our Twister2 implementation, we allow users to specify these three parameters in configuration files. </text:span><text:span text:style-name="T125">We have 4 configuration parameter. First one shows whether the user wants worker to nodes mapping. The other three determines the mapping parameters as </text:span><text:span text:style-name="T102">follows:</text:span></text:p>
      <text:p text:style-name="P167">kubernetes.worker.to.node.mapping: true or false</text:p>
      <text:p text:style-name="P166"><text:span text:style-name="T102">kubernetes.worker.mapping.key: “</text:span><text:span text:style-name="T134">key”</text:span></text:p>
      <text:p text:style-name="P164"><text:soft-page-break/><text:span text:style-name="T102">kubernetes.worker.mapping.operator: “</text:span><text:span text:style-name="T134">op”</text:span></text:p>
      <text:p text:style-name="P164"><text:span text:style-name="T102">kubernetes.worker.mapping.values: </text:span><text:span text:style-name="T134">[‘list’ ‘of’ ‘values’]</text:span></text:p>
      <text:p text:style-name="P182"/>
      <text:p text:style-name="P100"><text:span text:style-name="T165">E</text:span><text:span text:style-name="T101">xample </text:span><text:span text:style-name="T166">1</text:span><text:span text:style-name="T101">: </text:span></text:p>
      <text:p text:style-name="P111"><text:span text:style-name="T102">Let’s assume that we have 10 nodes in </text:span><text:span text:style-name="T124">a</text:span><text:span text:style-name="T102"> cluster. 4 of them have GPUs </text:span><text:span text:style-name="T123">and they are labeled as “extra-hardware=gpu”. </text:span><text:span text:style-name="T124">We want to start our workers in gpu installed nodes. Users specify the </text:span><text:span text:style-name="T126">worker mapping </text:span><text:span text:style-name="T124">parameters as:</text:span></text:p>
      <text:p text:style-name="P168">kubernetes.worker.to.node.mapping: true</text:p>
      <text:p text:style-name="P161"><text:span text:style-name="T102">kubernetes.worker.mapping.key: <text:s/>“</text:span><text:span text:style-name="T123">extra-hardware”</text:span></text:p>
      <text:p text:style-name="P164"><text:span text:style-name="T102">kubernetes.worker.mapping.operator: <text:s/>“</text:span><text:span text:style-name="T128">In”</text:span></text:p>
      <text:p text:style-name="P173"><text:span text:style-name="T102">kubernetes.worker.mapping.values: </text:span><text:span text:style-name="T128">[‘</text:span><text:span text:style-name="T123">gpu’</text:span><text:span text:style-name="T128">]</text:span></text:p>
      <text:p text:style-name="P176"><text:span text:style-name="T124">T</text:span><text:span text:style-name="T102">his makes sure that the workers are started only in one of those 4 gpu installed nodes. </text:span><text:span text:style-name="T129">Since values can have more than one value, it is given as a list of strings. </text:span></text:p>
      <text:p text:style-name="P177">As another example, the user might want to start the workers in non-gpu installed nodes. In that case, config<text:span text:style-name="T243">uration</text:span> values will be: </text:p>
      <text:p text:style-name="P169">kubernetes.worker.to.node.mapping: true</text:p>
      <text:p text:style-name="P162"><text:span text:style-name="T102">kubernetes.worker.mapping.key: <text:s/>“</text:span><text:span text:style-name="T123">extra-hardware”</text:span></text:p>
      <text:p text:style-name="P164"><text:span text:style-name="T102">kubernetes.worker.mapping.operator: “</text:span><text:span text:style-name="T127">Not</text:span><text:span text:style-name="T126">In”</text:span></text:p>
      <text:p text:style-name="P173"><text:span text:style-name="T102">kubernetes.worker.mapping.values: </text:span><text:span text:style-name="T128">[‘</text:span><text:span text:style-name="T123">gpu’</text:span><text:span text:style-name="T128">]</text:span></text:p>
      <text:p text:style-name="P101"><text:span text:style-name="T165">E</text:span><text:span text:style-name="T167">xample </text:span><text:span text:style-name="T166">2</text:span><text:span text:style-name="T167">: </text:span></text:p>
      <text:p text:style-name="P113"><text:span text:style-name="T121">W</text:span><text:span text:style-name="T102">e can also use default keys when requesting worker mapping to nodes. Let’s use node name labels. </text:span><text:span text:style-name="T130">Let’s assume that the nodes have names: node01, node02, node03, … , node9. We can request that the workers to be placed in one of three nodes such as node03, node04, node05. In this case, the config</text:span><text:span text:style-name="T164">uration</text:span><text:span text:style-name="T130"> settings would be: </text:span></text:p>
      <text:p text:style-name="P170">kubernetes.worker.to.node.mapping: true</text:p>
      <text:p text:style-name="P163"><text:span text:style-name="T102">kubernetes.worker.mapping.key: <text:s/></text:span><text:span text:style-name="T130">"kubernetes.io/hostname"</text:span></text:p>
      <text:p text:style-name="P164"><text:span text:style-name="T130">kubernetes.worker.mapping.operator: “</text:span><text:span text:style-name="T126">In”</text:span></text:p>
      <text:p text:style-name="P173"><text:span text:style-name="T102">kubernetes.worker.mapping.values: </text:span><text:span text:style-name="T128">[‘</text:span><text:span text:style-name="T130">node03</text:span><text:span text:style-name="T123">’, ‘</text:span><text:span text:style-name="T130">node04’, ‘node05’</text:span><text:span text:style-name="T128">]</text:span></text:p>
      <text:p text:style-name="P147">Or we can request that the workers not to be placed in one of those nodes:</text:p>
      <text:p text:style-name="P171">kubernetes.worker.to.node.mapping: true</text:p>
      <text:p text:style-name="P165"><text:span text:style-name="T102">kubernetes.worker.mapping.key: <text:s/></text:span><text:span text:style-name="T130">"kubernetes.io/hostname"</text:span></text:p>
      <text:p text:style-name="P165"><text:span text:style-name="T130">kubernetes.worker.mapping.operator: “</text:span><text:span text:style-name="T131">Not</text:span><text:span text:style-name="T126">In”</text:span></text:p>
      <text:p text:style-name="P174"><text:span text:style-name="T131">kubernetes.worker.mapping.values: </text:span><text:span text:style-name="T128">[‘</text:span><text:span text:style-name="T130">node03</text:span><text:span text:style-name="T123">’, ‘</text:span><text:span text:style-name="T130">node04’, ‘node05’</text:span><text:span text:style-name="T128">]</text:span></text:p>
      <text:h text:style-name="Heading_20_3" text:outline-level="3">Limitations</text:h>
      <text:p text:style-name="P114"><text:span text:style-name="T102">Currently users can set only one set of configuration parameters when submitting a job. The user can not requests worker placements based on more than one </text:span><text:span text:style-name="T164">label </text:span><text:span text:style-name="T102">key. </text:span><text:span text:style-name="T132">However, Kubernetes </text:span><text:span text:style-name="T133">supports</text:span><text:span text:style-name="T132"> that feature. </text:span></text:p>
      <text:h text:style-name="P218" text:outline-level="3"><text:bookmark-start text:name="__RefHeading___Toc4214_252700838"/><text:soft-page-break/><text:span text:style-name="T101">Uniform </text:span><text:span text:style-name="T170">Worker </text:span><text:span text:style-name="T101">Mapping</text:span><text:bookmark-end text:name="__RefHeading___Toc4214_252700838"/></text:h>
      <text:p text:style-name="P115"><text:span text:style-name="T102">In addition to node affinity, Kubernetes also provides pod affinity mechanism. </text:span><text:span text:style-name="T135">With this method, pods can be deployed with respect to the other pods </text:span><text:span text:style-name="T138">running in the cluster</text:span><text:span text:style-name="T135">. </text:span><text:span text:style-name="T136">Instead of directly </text:span><text:span text:style-name="T138">supporting</text:span><text:span text:style-name="T136"> this service, we implemented two specific cases of this service that </text:span><text:span text:style-name="T137">distributes </text:span><text:span text:style-name="T138">pods uniformly. </text:span></text:p>
      <text:p text:style-name="P116"><text:span text:style-name="T169">all-same-node</text:span><text:span text:style-name="T139">: When unifrom worker mapping is requested with “all-same-node” value, all pods in that job are placed into the same node. </text:span><text:span text:style-name="T148">This does not say anything about the node to be deployed. All it </text:span><text:span text:style-name="T157">requires</text:span><text:span text:style-name="T148"> that all pods belonging to this job will be started on the same node. It can be any node in the cluster or any node that is determined by node mapping settings. </text:span></text:p>
      <text:p text:style-name="P117"><text:span text:style-name="T168">a</text:span><text:span text:style-name="T169">ll-separate-nodes</text:span><text:span text:style-name="T139">: When unifrom worker mapping is requested with “all-</text:span><text:span text:style-name="T140">separate</text:span><text:span text:style-name="T139">-node</text:span><text:span text:style-name="T140">s</text:span><text:span text:style-name="T139">” value, all pods in that job are placed into </text:span><text:span text:style-name="T140">separate</text:span><text:span text:style-name="T139"> node</text:span><text:span text:style-name="T140">s</text:span><text:span text:style-name="T139">. </text:span><text:span text:style-name="T142">Only one pod is placed into one node. </text:span><text:span text:style-name="T141">If there are not enough nodes in the cluster, the job can not be started. </text:span><text:span text:style-name="T143">However, this does not guarantee that only one worker will be running on each node, since there might be more than one worker in each pod. </text:span><text:span text:style-name="T144">Pod placement applies to only </text:span><text:span text:style-name="T145">pods but not directly to workers. </text:span><text:span text:style-name="T146">If each pod runs only a single worker then </text:span><text:span text:style-name="T147">worker placement becomes equivalent to pod placement.</text:span></text:p>
      <text:h text:style-name="P218" text:outline-level="3"><text:bookmark-start text:name="__RefHeading___Toc4106_252700838"/><text:span text:style-name="T175">Using Worker Mapping </text:span><text:span text:style-name="T176">and Binding </text:span><text:span text:style-name="T175">Settings Together</text:span><text:bookmark-end text:name="__RefHeading___Toc4106_252700838"/></text:h>
      <text:p text:style-name="P118"><text:span text:style-name="T121">W</text:span><text:span text:style-name="T102">orker mapping and uniform mapping can be used together. However, they should not conflict each other. They should complement each other. </text:span></text:p>
      <text:p text:style-name="P119"><text:span text:style-name="T102">For example, in the above cluster with 10 nodes and 4 of them having GPUs, one can specify both worker mapping and uniform mapping together. Let’s say, we want to run one pod on each GPU node. </text:span><text:span text:style-name="T149">We can specify that workers to be started in GPU installed nodes only and they should be uniformly distributed with all-separate-nodes option. In this case, there can be at most 4 pods running in the job though. </text:span><text:span text:style-name="T150">If we want to start more than 4 pods with the same settings, then the job can not be started. </text:span></text:p>
      <text:p text:style-name="P120"><text:span text:style-name="T150">W</text:span><text:span text:style-name="T102">orker mapping and worker binding can be used together </text:span><text:span text:style-name="T157">also</text:span><text:span text:style-name="T102">. </text:span><text:span text:style-name="T151">They do not conflict each other. </text:span><text:span text:style-name="T152">However, there must be enough </text:span><text:span text:style-name="T153">resources for worker binding. </text:span></text:p>
      <text:h text:style-name="Heading_20_3" text:outline-level="3"><text:bookmark-start text:name="__RefHeading___Toc4216_252700838"/>Future Works<text:bookmark-end text:name="__RefHeading___Toc4216_252700838"/></text:h>
      <text:p text:style-name="P121"><text:span text:style-name="T102">Pod affinity support can be improved. More cases can be added. For example, the pods of a job can be requested to run only with some other pods. </text:span><text:span text:style-name="T154">Let’s assume that there are four pods running in the cluster for a database server, we can start one pod next to each database server. </text:span><text:span text:style-name="T155">Or we can say that our pods should not run in any node that is running this database pods. </text:span></text:p>
      <text:h text:style-name="P210" text:outline-level="2"><text:bookmark-start text:name="__RefHeading___Toc4445_252700838"/><text:span text:style-name="T177">Y</text:span><text:span text:style-name="T101">AML Files</text:span><text:bookmark-end text:name="__RefHeading___Toc4445_252700838"/></text:h>
      <text:p text:style-name="P137"><text:span text:style-name="T102">When submitting jobs </text:span><text:span text:style-name="T160">to Kubernetes</text:span><text:span text:style-name="T102">, users send job requests to Kubernetes master </text:span><text:span text:style-name="T160">in the form of YAML files</text:span><text:span text:style-name="T102">. </text:span><text:span text:style-name="T160">Requests are </text:span><text:span text:style-name="T158">sent through command line kubectl command. </text:span><text:span text:style-name="T159">I have created equivalent YAML files for 5 operations </text:span><text:span text:style-name="T160">that we used in Twister2- Kubernetes integration</text:span><text:span text:style-name="T159">: </text:span></text:p>
      <text:list xml:id="list724965321333817107" text:style-name="L13">
        <text:list-item>
          <text:p text:style-name="P216"><text:span text:style-name="T160">H</text:span><text:span text:style-name="T159">eadless service description: </text:span><text:span text:style-name="T162">service-headless.yaml</text:span></text:p>
        </text:list-item>
        <text:list-item>
          <text:p text:style-name="P216"><text:span text:style-name="T159">NodePort service description: </text:span><text:span text:style-name="T162">service-nodeport.yaml</text:span></text:p>
        </text:list-item>
        <text:list-item>
          <text:p text:style-name="P217"><text:soft-page-break/><text:span text:style-name="T159">Persistent Volume description: </text:span><text:span text:style-name="T161">persistent-volume.yaml</text:span></text:p>
        </text:list-item>
        <text:list-item>
          <text:p text:style-name="P217"><text:span text:style-name="T159">Persistent Volume Claim description: </text:span><text:span text:style-name="T161">persistent-volume-claim.yaml</text:span></text:p>
        </text:list-item>
        <text:list-item>
          <text:p text:style-name="P213"><text:span text:style-name="T159">StatefulSet description: </text:span><text:span text:style-name="T163">statefulset.yaml</text:span></text:p>
        </text:list-item>
      </text:list>
      <text:p text:style-name="P138"><text:span text:style-name="T105">T</text:span><text:span text:style-name="T102">hese files are located under /docs/kubernetes directory. </text:span></text:p>
      <text:p text:style-name="P148">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5-19T14:27:21.800337737</dc:date>
    <meta:editing-duration>P17DT15H58M43S</meta:editing-duration>
    <meta:editing-cycles>790</meta:editing-cycles>
    <meta:generator>LibreOffice/5.1.6.2$Linux_X86_64 LibreOffice_project/10m0$Build-2</meta:generator>
    <meta:document-statistic meta:table-count="0" meta:image-count="0" meta:object-count="0" meta:page-count="18" meta:paragraph-count="324" meta:word-count="6788" meta:character-count="42566" meta:non-whitespace-character-count="35980"/>
  </office:meta>
</office:document-meta>
</file>